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TablePreview1.svm" manifest:media-type=""/>
  <manifest:file-entry manifest:full-path="Pictures/100000000000000800000008DD0ADA29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-color="#ffff00" draw:textarea-horizontal-align="left" draw:textarea-vertical-align="bottom" draw:auto-grow-height="false"/>
    </style:style>
    <style:style style:name="gr4" style:family="graphic" style:parent-style-name="standard">
      <style:graphic-properties draw:stroke="none" draw:fill-color="#0000ff" draw:textarea-horizontal-align="left" draw:textarea-vertical-align="bottom" draw:auto-grow-height="false"/>
    </style:style>
    <style:style style:name="gr5" style:family="graphic" style:parent-style-name="standard">
      <style:graphic-properties draw:stroke="none" draw:textarea-horizontal-align="left" draw:textarea-vertical-align="bottom" draw:auto-grow-height="false"/>
    </style:style>
    <style:style style:name="gr6" style:family="graphic" style:parent-style-name="standard">
      <style:graphic-properties draw:stroke="none" draw:fill-color="#00ff00" draw:textarea-horizontal-align="justify" draw:textarea-vertical-align="middle" draw:auto-grow-height="false"/>
    </style:style>
    <style:style style:name="gr7" style:family="graphic" style:parent-style-name="standard">
      <style:graphic-properties draw:stroke="none" draw:fill-color="#ff0000" draw:textarea-horizontal-align="justify" draw:textarea-vertical-align="middle" draw:auto-grow-height="false"/>
    </style:style>
    <style:style style:name="gr8" style:family="graphic" style:parent-style-name="objectwithoutfill">
      <style:graphic-properties draw:stroke="dash" draw:stroke-dash="Fine_20_Dotted" svg:stroke-width="0.051cm" draw:marker-start-width="0.276cm" draw:marker-end-width="0.276cm" draw:fill="none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draw:stroke="none" draw:fill-color="#00ffff" draw:textarea-horizontal-align="justify" draw:textarea-vertical-align="middle" draw:auto-grow-height="false"/>
    </style:style>
    <style:style style:name="gr10" style:family="graphic" style:parent-style-name="standard">
      <style:graphic-properties draw:stroke="none" draw:fill-color="#ff00ff" draw:textarea-horizontal-align="justify" draw:textarea-vertical-align="middle" draw:auto-grow-height="false"/>
    </style:style>
    <style:style style:name="gr11" style:family="graphic" style:parent-style-name="standard">
      <style:graphic-properties svg:stroke-width="0.051cm" svg:stroke-color="#000000" draw:marker-start-width="0.276cm" draw:marker-end-width="0.276cm" draw:fill="none" draw:fill-color="#008000" draw:textarea-horizontal-align="justify" draw:textarea-vertical-align="middle" draw:auto-grow-height="false" fo:padding-top="0.15cm" fo:padding-bottom="0.15cm" fo:padding-left="0.275cm" fo:padding-right="0.275cm"/>
    </style:style>
    <style:style style:name="gr12" style:family="graphic" style:parent-style-name="standard">
      <style:graphic-properties svg:stroke-width="0.051cm" svg:stroke-color="#ff000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13" style:family="graphic" style:parent-style-name="objectwithoutfill">
      <style:graphic-properties svg:stroke-width="0.051cm" svg:stroke-color="#ff0000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false" draw:auto-grow-width="false" fo:min-height="2.75cm" fo:min-width="11.36cm" draw:shadow-offset-x="0.203cm" draw:shadow-offset-y="0.203cm"/>
    </style:style>
    <style:style style:name="gr15" style:family="graphic" style:parent-style-name="standard">
      <style:graphic-properties svg:stroke-color="#ff0000" draw:fill="none" draw:textarea-horizontal-align="justify" draw:textarea-vertical-align="middle" draw:auto-grow-height="false"/>
    </style:style>
    <style:style style:name="gr16" style:family="graphic" style:parent-style-name="objectwithoutfill">
      <style:graphic-properties svg:stroke-color="#ff0000" draw:marker-end="Arrow" draw:marker-end-width="0.3cm" draw:fill="none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7.266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3.85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subtitle">
      <style:graphic-properties draw:fill-color="#ffffff" draw:textarea-horizontal-align="left" draw:textarea-vertical-align="top" draw:auto-grow-height="true" fo:min-height="13.859cm"/>
    </style:style>
    <style:style style:name="pr5" style:family="presentation" style:parent-style-name="Default-subtitle">
      <style:graphic-properties draw:textarea-horizontal-align="left" draw:textarea-vertical-align="top" draw:auto-grow-height="true" fo:min-height="13.859cm"/>
    </style:style>
    <style:style style:name="co1" style:family="table-column">
      <style:table-column-properties style:column-width="4.699cm" style:use-optimal-column-width="false"/>
    </style:style>
    <style:style style:name="co2" style:family="table-column">
      <style:table-column-properties style:column-width="13.501cm" style:use-optimal-column-width="false"/>
    </style:style>
    <style:style style:name="ro1" style:family="table-row">
      <style:table-row-properties style:row-height="0.937cm"/>
    </style:style>
    <style:style style:name="ce1" style:family="table-cell">
      <style:graphic-properties style:repeat="repeat" fo:padding-top="0.1cm" fo:padding-bottom="0.1cm" fo:padding-left="0.1cm" fo:padding-right="0.1cm"/>
      <style:text-properties fo:font-size="18pt" fo:font-weight="bold" style:font-size-asian="18pt" style:font-weight-asian="bold" style:font-size-complex="18pt" style:font-weight-complex="bold"/>
    </style:style>
    <style:style style:name="ce2" style:family="table-cell">
      <style:graphic-properties style:repeat="repeat"/>
      <style:paragraph-properties fo:text-align="start"/>
    </style:style>
    <style:style style:name="ce3" style:family="table-cell">
      <style:graphic-properties style:repeat="repeat" draw:textarea-vertical-align="middle"/>
      <style:paragraph-properties fo:text-align="start"/>
    </style:style>
    <style:style style:name="ce4" style:family="table-cell">
      <style:graphic-properties style:repeat="repeat" fo:padding-top="0.1cm" fo:padding-bottom="0.1cm" fo:padding-left="0.1cm" fo:padding-right="0.1cm"/>
      <style:text-properties fo:font-size="18pt" style:font-size-asian="18pt" style:font-size-complex="18pt"/>
    </style:style>
    <style:style style:name="P1" style:family="paragraph">
      <style:text-properties fo:color="#000000" fo:font-size="32pt"/>
    </style:style>
    <style:style style:name="P2" style:family="paragraph">
      <style:text-properties fo:color="#0000ff" fo:font-family="'Courier New'" style:font-family-generic="modern" style:font-pitch="fixed" fo:font-size="18pt"/>
    </style:style>
    <style:style style:name="P3" style:family="paragraph">
      <style:text-properties fo:font-size="20pt"/>
    </style:style>
    <style:style style:name="P4" style:family="paragraph">
      <style:text-properties fo:color="#ff0000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fo:font-size="26pt" style:font-size-asian="26pt" style:font-size-complex="26pt"/>
    </style:style>
    <style:style style:name="P7" style:family="paragraph">
      <style:paragraph-properties fo:text-align="start"/>
      <style:text-properties fo:color="#000000" fo:font-size="22pt" style:font-size-asian="22pt" style:font-size-complex="22pt"/>
    </style:style>
    <style:style style:name="P8" style:family="paragraph">
      <style:paragraph-properties fo:text-align="start"/>
      <style:text-properties fo:font-size="22pt" style:font-size-asian="22pt" style:font-size-complex="22pt"/>
    </style:style>
    <style:style style:name="P9" style:family="paragraph">
      <style:paragraph-properties fo:text-align="start"/>
      <style:text-properties fo:color="#000000" fo:font-size="18pt" style:font-size-asian="18pt" style:font-size-complex="18pt"/>
    </style:style>
    <style:style style:name="P10" style:family="paragraph">
      <style:paragraph-properties fo:text-align="start"/>
      <style:text-properties fo:color="#000000" fo:font-size="20pt" style:font-size-asian="20pt" style:font-size-complex="20pt"/>
    </style:style>
    <style:style style:name="P11" style:family="paragraph">
      <style:paragraph-properties fo:text-align="start"/>
      <style:text-properties fo:color="#000000" fo:font-family="Courier" style:font-family-generic="modern" style:font-pitch="fixed" fo:font-size="18pt" style:font-size-asian="18pt" style:font-size-complex="18pt"/>
    </style:style>
    <style:style style:name="P12" style:family="paragraph">
      <style:paragraph-properties fo:text-align="center"/>
    </style:style>
    <style:style style:name="P13" style:family="paragraph">
      <style:paragraph-properties fo:text-align="center"/>
      <style:text-properties fo:color="#ffffff"/>
    </style:style>
    <style:style style:name="P14" style:family="paragraph">
      <style:text-properties fo:font-size="36pt" fo:font-weight="bold" style:font-size-asian="36pt" style:font-weight-asian="bold" style:font-size-complex="36pt" style:font-weight-complex="bold"/>
    </style:style>
    <style:style style:name="P15" style:family="paragraph">
      <style:paragraph-properties fo:text-align="start"/>
      <style:text-properties fo:color="#000000" fo:font-family="Courier" style:font-family-generic="modern" style:font-pitch="fixed" fo:font-size="14pt" style:font-size-asian="14pt" style:font-size-complex="14pt"/>
    </style:style>
    <style:style style:name="P16" style:family="paragraph">
      <style:paragraph-properties fo:text-align="start"/>
      <style:text-properties fo:color="#000000" fo:font-family="Arial" style:font-family-generic="swiss" fo:font-size="20pt" style:font-size-asian="20pt" style:font-size-complex="20pt"/>
    </style:style>
    <style:style style:name="P17" style:family="paragraph">
      <style:text-properties fo:font-size="18pt" fo:font-weight="bold" style:font-size-asian="18pt" style:font-weight-asian="bold" style:font-size-complex="18pt" style:font-weight-complex="bold"/>
    </style:style>
    <style:style style:name="P18" style:family="paragraph">
      <style:text-properties fo:font-size="18pt" style:font-size-asian="18pt" style:font-size-complex="18pt"/>
    </style:style>
    <style:style style:name="T1" style:family="text">
      <style:text-properties fo:color="#ff0000"/>
    </style:style>
    <style:style style:name="T2" style:family="text">
      <style:text-properties fo:color="#000000" fo:font-size="26pt" style:font-size-asian="26pt" style:font-size-complex="26pt"/>
    </style:style>
    <style:style style:name="T3" style:family="text">
      <style:text-properties fo:color="#000000" fo:font-size="32pt"/>
    </style:style>
    <style:style style:name="T4" style:family="text">
      <style:text-properties fo:color="#0000ff" fo:font-family="'Courier New'" style:font-family-generic="modern" style:font-pitch="fixed" fo:font-size="18pt"/>
    </style:style>
    <style:style style:name="T5" style:family="text">
      <style:text-properties fo:color="#ff0000" fo:font-size="26pt" style:font-size-asian="26pt" style:font-size-complex="26pt"/>
    </style:style>
    <style:style style:name="T6" style:family="text">
      <style:text-properties fo:color="#000000" fo:font-size="22pt" style:font-size-asian="22pt" style:font-size-complex="22pt"/>
    </style:style>
    <style:style style:name="T7" style:family="text">
      <style:text-properties fo:color="#000000" fo:font-size="22pt" fo:font-style="italic" style:font-size-asian="22pt" style:font-style-asian="italic" style:font-size-complex="22pt" style:font-style-complex="italic"/>
    </style:style>
    <style:style style:name="T8" style:family="text">
      <style:text-properties fo:color="#ff0000" fo:font-size="22pt" fo:font-style="italic" style:font-size-asian="22pt" style:font-style-asian="italic" style:font-size-complex="22pt" style:font-style-complex="italic"/>
    </style:style>
    <style:style style:name="T9" style:family="text">
      <style:text-properties fo:font-size="22pt" style:font-size-asian="22pt" style:font-size-complex="22pt"/>
    </style:style>
    <style:style style:name="T10" style:family="text">
      <style:text-properties fo:font-size="22pt" fo:font-style="italic" style:font-size-asian="22pt" style:font-style-asian="italic" style:font-size-complex="22pt" style:font-style-complex="italic"/>
    </style:style>
    <style:style style:name="T11" style:family="text">
      <style:text-properties fo:font-family="Courier" style:font-family-generic="modern" style:font-pitch="fixed" fo:font-size="22pt" style:font-size-asian="22pt" style:font-size-complex="22pt"/>
    </style:style>
    <style:style style:name="T12" style:family="text">
      <style:text-properties fo:font-family="Courier" style:font-family-generic="modern" style:font-pitch="fixed" fo:font-size="18pt" style:font-size-asian="18pt" style:font-size-complex="18pt"/>
    </style:style>
    <style:style style:name="T13" style:family="text">
      <style:text-properties fo:font-family="Arial" style:font-family-generic="swiss" fo:font-size="22pt" fo:font-style="italic" style:font-size-asian="22pt" style:font-style-asian="italic" style:font-size-complex="22pt" style:font-style-complex="italic"/>
    </style:style>
    <style:style style:name="T14" style:family="text">
      <style:text-properties fo:font-family="Arial" style:font-family-generic="swiss" fo:font-size="22pt" style:font-size-asian="22pt" style:font-size-complex="22pt"/>
    </style:style>
    <style:style style:name="T15" style:family="text">
      <style:text-properties fo:color="#000000" fo:font-size="22pt" fo:font-weight="bold" style:font-size-asian="22pt" style:font-weight-asian="bold" style:font-size-complex="22pt" style:font-weight-complex="bold"/>
    </style:style>
    <style:style style:name="T16" style:family="text">
      <style:text-properties fo:color="#000000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17" style:family="text">
      <style:text-properties fo:color="#000000" fo:font-size="22pt" fo:font-style="normal" style:font-size-asian="22pt" style:font-style-asian="normal" style:font-size-complex="22pt" style:font-style-complex="normal"/>
    </style:style>
    <style:style style:name="T18" style:family="text">
      <style:text-properties fo:color="#000000" fo:font-size="18pt" style:font-size-asian="18pt" style:font-size-complex="18pt"/>
    </style:style>
    <style:style style:name="T19" style:family="text">
      <style:text-properties fo:color="#000000" fo:font-family="Courier" style:font-family-generic="modern" style:font-pitch="fixed" fo:font-size="18pt" fo:font-style="normal" style:font-size-asian="18pt" style:font-style-asian="normal" style:font-size-complex="18pt" style:font-style-complex="normal"/>
    </style:style>
    <style:style style:name="T20" style:family="text">
      <style:text-properties fo:color="#000000" fo:font-family="Arial" style:font-family-generic="swiss" fo:font-size="18pt" fo:font-style="normal" style:font-size-asian="18pt" style:font-style-asian="normal" style:font-size-complex="18pt" style:font-style-complex="normal"/>
    </style:style>
    <style:style style:name="T21" style:family="text">
      <style:text-properties fo:color="#000000" fo:font-family="Arial" style:font-family-generic="swiss" fo:font-size="18pt" fo:font-style="italic" style:font-size-asian="18pt" style:font-style-asian="italic" style:font-size-complex="18pt" style:font-style-complex="italic"/>
    </style:style>
    <style:style style:name="T22" style:family="text">
      <style:text-properties fo:color="#000000" fo:font-size="18pt" fo:font-style="normal" style:font-size-asian="18pt" style:font-style-asian="normal" style:font-size-complex="18pt" style:font-style-complex="normal"/>
    </style:style>
    <style:style style:name="T23" style:family="text">
      <style:text-properties fo:color="#000000" fo:font-family="Arial" style:font-family-generic="swiss" fo:font-size="20pt" fo:font-style="normal" style:font-size-asian="20pt" style:font-style-asian="normal" style:font-size-complex="20pt" style:font-style-complex="normal"/>
    </style:style>
    <style:style style:name="T24" style:family="text">
      <style:text-properties fo:color="#000000" fo:font-family="Courier" style:font-family-generic="modern" style:font-pitch="fixed" fo:font-size="20pt" fo:font-style="normal" style:font-size-asian="20pt" style:font-style-asian="normal" style:font-size-complex="20pt" style:font-style-complex="normal"/>
    </style:style>
    <style:style style:name="T25" style:family="text">
      <style:text-properties fo:color="#000000" fo:font-family="Arial" style:font-family-generic="swiss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26" style:family="text">
      <style:text-properties fo:color="#000000" fo:font-family="Arial" style:font-family-generic="swiss" fo:font-size="20pt" fo:font-style="italic" style:font-size-asian="20pt" style:font-style-asian="italic" style:font-size-complex="20pt" style:font-style-complex="italic"/>
    </style:style>
    <style:style style:name="T27" style:family="text">
      <style:text-properties fo:color="#ffffff"/>
    </style:style>
    <style:style style:name="T28" style:family="text">
      <style:text-properties fo:color="#000000" fo:font-family="Courier" style:font-family-generic="modern" style:font-pitch="fixed" fo:font-size="22pt" style:font-size-asian="22pt" style:font-size-complex="22pt"/>
    </style:style>
    <style:style style:name="T29" style:family="text">
      <style:text-properties fo:font-size="36pt" fo:font-weight="bold" style:font-size-asian="36pt" style:font-weight-asian="bold" style:font-size-complex="36pt" style:font-weight-complex="bold"/>
    </style:style>
    <style:style style:name="T30" style:family="text">
      <style:text-properties fo:color="#000000" fo:font-family="Courier" style:font-family-generic="modern" style:font-pitch="fixed" fo:font-size="14pt" fo:font-style="normal" style:font-size-asian="14pt" style:font-style-asian="normal" style:font-size-complex="14pt" style:font-style-complex="normal"/>
    </style:style>
    <style:style style:name="T31" style:family="text">
      <style:text-properties fo:color="#000000" fo:font-family="Arial" style:font-family-generic="swiss" fo:font-size="20pt" fo:font-style="normal" style:font-size-asian="20pt" style:font-style-asian="normal" style:font-size-complex="20pt" style:font-style-complex="normal"/>
    </style:style>
    <style:style style:name="T32" style:family="text">
      <style:text-properties fo:color="#000000" fo:font-family="Courier" style:font-family-generic="modern" style:font-pitch="fixed" fo:font-size="14pt" fo:font-style="normal" style:font-size-asian="14pt" style:font-style-asian="normal" style:font-size-complex="14pt" style:font-style-complex="normal"/>
    </style:style>
    <style:style style:name="T33" style:family="text">
      <style:text-properties fo:color="#000000" fo:font-family="Courier" style:font-family-generic="modern" style:font-pitch="fixed" fo:font-size="20pt" fo:font-style="normal" style:font-size-asian="20pt" style:font-style-asian="normal" style:font-size-complex="20pt" style:font-style-complex="normal"/>
    </style:style>
    <style:style style:name="T34" style:family="text">
      <style:text-properties fo:color="#000000" fo:font-family="Arial" style:font-family-generic="swiss" fo:font-size="14pt" fo:font-style="normal" style:font-size-asian="14pt" style:font-style-asian="normal" style:font-size-complex="14pt" style:font-style-complex="normal"/>
    </style:style>
    <style:style style:name="T35" style:family="text">
      <style:text-properties fo:color="#000000" fo:font-size="20pt" fo:font-style="normal" style:font-size-asian="20pt" style:font-style-asian="normal" style:font-size-complex="20pt" style:font-style-complex="normal"/>
    </style:style>
    <style:style style:name="T36" style:family="text">
      <style:text-properties fo:color="#000000" fo:font-family="Arial" style:font-family-generic="swiss" fo:font-size="22pt" style:font-size-asian="22pt" style:font-size-complex="22pt"/>
    </style:style>
    <style:style style:name="T37" style:family="text">
      <style:text-properties fo:color="#000000" fo:font-family="Courier" style:font-family-generic="modern" style:font-pitch="fixed" fo:font-size="12pt" style:font-size-asian="12pt" style:font-size-complex="12pt"/>
    </style:style>
    <style:style style:name="T38" style:family="text">
      <style:text-properties fo:color="#000000" fo:font-family="Arial" style:font-family-generic="swiss" fo:font-size="20pt" style:font-size-asian="20pt" style:font-size-complex="20pt"/>
    </style:style>
    <style:style style:name="T39" style:family="text">
      <style:text-properties fo:color="#000000" fo:font-size="12pt" style:font-size-asian="12pt" style:font-size-complex="12pt"/>
    </style:style>
    <style:style style:name="T40" style:family="text">
      <style:text-properties fo:font-family="Arial" style:font-family-generic="swiss" fo:font-size="20pt" style:font-size-asian="20pt" style:font-size-complex="20pt"/>
    </style:style>
    <style:style style:name="T41" style:family="text">
      <style:text-properties fo:font-family="Arial" style:font-family-generic="swiss" fo:font-size="20pt" fo:font-style="italic" style:font-size-asian="20pt" style:font-style-asian="italic" style:font-size-complex="20pt" style:font-style-complex="italic"/>
    </style:style>
    <style:style style:name="T42" style:family="text">
      <style:text-properties fo:font-family="Courier" style:font-family-generic="modern" style:font-pitch="fixed" fo:font-size="12pt" style:font-size-asian="12pt" style:font-size-complex="12pt"/>
    </style:style>
    <style:style style:name="T43" style:family="text">
      <style:text-properties fo:font-family="Arial" style:font-family-generic="swiss" fo:font-size="20pt" fo:font-weight="bold" style:font-size-asian="20pt" style:font-size-complex="20pt"/>
    </style:style>
    <style:style style:name="T44" style:family="text">
      <style:text-properties fo:font-family="Courier" style:font-family-generic="modern" style:font-pitch="fixed" fo:font-size="20pt" style:font-size-asian="20pt" style:font-size-complex="20pt"/>
    </style:style>
    <style:style style:name="T45" style:family="text">
      <style:text-properties fo:font-family="Arial" fo:font-size="20pt" style:font-size-asian="20pt" style:font-size-complex="20pt"/>
    </style:style>
    <style:style style:name="T46" style:family="text">
      <style:text-properties fo:font-weight="bold" style:font-weight-asian="bold" style:font-weight-complex="bold"/>
    </style:style>
    <style:style style:name="T47" style:family="text">
      <style:text-properties fo:font-family="Courier" style:font-family-generic="modern" style:font-pitch="fixed" fo:font-size="20pt" style:font-size-asian="20pt" style:font-size-complex="20pt"/>
    </style:style>
    <style:style style:name="T48" style:family="text">
      <style:text-properties fo:font-family="Courier" style:font-family-generic="modern" style:font-pitch="fixed" fo:font-size="14pt" style:font-size-asian="14pt" style:font-size-complex="14pt"/>
    </style:style>
    <style:style style:name="T49" style:family="text">
      <style:text-properties fo:font-family="Arial" style:font-family-generic="swiss" fo:font-size="20pt" style:font-size-asian="20pt" style:font-size-complex="20pt"/>
    </style:style>
    <style:style style:name="T50" style:family="text">
      <style:text-properties fo:font-family="Courier" style:font-family-generic="modern" style:font-pitch="fixed" fo:font-size="16pt" style:font-size-asian="16pt" style:font-size-complex="16pt"/>
    </style:style>
    <style:style style:name="T51" style:family="text">
      <style:text-properties fo:font-family="Courier" style:font-family-generic="modern" style:font-pitch="fixed"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<text:span text:style-name="T1">HPC Essentials</text:span><text:line-break/><text:span text:style-name="T2">Part V : Elements of C++ for HPC</text:span></text:p>
          </draw:text-box>
        </draw:frame>
        <draw:frame presentation:style-name="pr2" draw:text-style-name="P1" draw:layer="layout" svg:width="25.199cm" svg:height="13.859cm" svg:x="1.4cm" svg:y="4.914cm" presentation:class="subtitle">
          <draw:text-box>
            <text:p><text:span text:style-name="T3">Bill Brouwer</text:span></text:p>
            <text:p><text:span text:style-name="T3">Research Computing and Cyberinfrastructure (RCC), PSU</text:span></text:p>
          </draw:text-box>
        </draw:frame>
        <draw:frame draw:style-name="gr1" draw:text-style-name="P2" draw:layer="layout" svg:width="5.455cm" svg:height="0.971cm" svg:x="22.36cm" svg:y="19.685cm">
          <draw:text-box>
            <text:p><text:span text:style-name="T4">wjb19@psu.edu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1" draw:text-style-name="P4" draw:layer="layout" svg:width="25.199cm" svg:height="3.506cm" svg:x="1.4cm" svg:y="0.837cm" presentation:class="title">
          <draw:text-box>
            <text:p><text:span text:style-name="T1">Outline</text:span></text:p>
          </draw:text-box>
        </draw:frame>
        <draw:frame presentation:style-name="pr4" draw:text-style-name="P6" draw:layer="layout" svg:width="25.199cm" svg:height="13.859cm" svg:x="1.4cm" svg:y="4.914cm" presentation:class="subtitle" presentation:user-transformed="true">
          <draw:text-box>
            <text:list text:style-name="L1">
              <text:list-item>
                <text:p text:style-name="P5"><text:span text:style-name="T5">Motivation</text:span></text:p>
              </text:list-item>
              <text:list-item>
                <text:p text:style-name="P5"><text:span text:style-name="T2">Introduction to OO using C++</text:span></text:p>
                <text:list>
                  <text:list-item>
                    <text:p text:style-name="P5"><text:span text:style-name="T2">Language Features</text:span></text:p>
                  </text:list-item>
                  <text:list-item>
                    <text:p text:style-name="P5"><text:span text:style-name="T2">Example Class</text:span></text:p>
                  </text:list-item>
                  <text:list-item>
                    <text:p text:style-name="P5"><text:span text:style-name="T2">Good Practice</text:span></text:p>
                  </text:list-item>
                </text:list>
              </text:list-item>
              <text:list-item>
                <text:p text:style-name="P5"><text:span text:style-name="T2">Templates</text:span></text:p>
              </text:list-item>
              <text:list-item>
                <text:p text:style-name="P5"><text:span text:style-name="T2">Smart Pointers</text:span></text:p>
              </text:list-item>
              <text:list-item>
                <text:p text:style-name="P5"><text:span text:style-name="T2">Expression Templates</text:span></text:p>
              </text:list-item>
              <text:list-item>
                <text:p text:style-name="P5"><text:span text:style-name="T2">Conclusions</text:span></text:p>
              </text:list-item>
            </text:list>
          </draw:text-box>
        </draw:frame>
        <draw:frame draw:style-name="gr1" draw:text-style-name="P2" draw:layer="layout" svg:width="5.455cm" svg:height="0.971cm" svg:x="22.36cm" svg:y="19.685cm">
          <draw:text-box>
            <text:p><text:span text:style-name="T4">wjb19@psu.edu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1" draw:text-style-name="P4" draw:layer="layout" svg:width="25.199cm" svg:height="3.506cm" svg:x="1.4cm" svg:y="0.837cm" presentation:class="title">
          <draw:text-box>
            <text:p><text:span text:style-name="T1">Motivation</text:span></text:p>
          </draw:text-box>
        </draw:frame>
        <draw:frame presentation:style-name="pr4" draw:text-style-name="P7" draw:layer="layout" svg:width="25.199cm" svg:height="14.757cm" svg:x="1.4cm" svg:y="4.414cm" presentation:class="subtitle" presentation:user-transformed="true">
          <draw:text-box>
            <text:list text:style-name="L1">
              <text:list-item>
                <text:p text:style-name="P5"><text:span text:style-name="T6">Much research requires relatively sophisticated workflows comprising data and code that may change and evolve; need flexibility and design methodology beyond that offered by traditional compiled, procedural languages</text:span></text:p>
                <text:p text:style-name="P5"><text:span text:style-name="T6"/></text:p>
              </text:list-item>
              <text:list-item>
                <text:p text:style-name="P5"><text:span text:style-name="T6">Scripting or the use of interpreted languages allows for flexibility and can by done in a high performance context eg., writing 'vectorized' code, avoiding loops in Octave/Matlab</text:span></text:p>
              </text:list-item>
            </text:list>
            <text:p text:style-name="P5"><text:span text:style-name="T6"/></text:p>
            <text:list text:continue-numbering="true" text:style-name="L1">
              <text:list-item>
                <text:p text:style-name="P5"><text:span text:style-name="T6">Project management and code design, particularly when many users are involved, whether scripting or using a procedural language, quickly grows unwieldy : </text:span></text:p>
                <text:list>
                  <text:list-item>
                    <text:p text:style-name="P5"><text:span text:style-name="T6">More time on coding and bug fixes than actual research</text:span></text:p>
                  </text:list-item>
                  <text:list-item>
                    <text:p text:style-name="P5"><text:span text:style-name="T6">Hard for new workers eg., incoming grad students to appreciate what is (frequently) a veritable bird nest of codes and scripts</text:span></text:p>
                  </text:list-item>
                </text:list>
              </text:list-item>
            </text:list>
            <text:p text:style-name="P5"><text:span text:style-name="T6"/></text:p>
            <text:list text:continue-numbering="true" text:style-name="L1">
              <text:list-item>
                <text:p text:style-name="P5"><text:span text:style-name="T6">Solution →</text:span><text:span text:style-name="T7"> </text:span><text:span text:style-name="T8">Object Oriented <text:s/>Design and Programming eg., using C++</text:span></text:p>
              </text:list-item>
            </text:list>
          </draw:text-box>
        </draw:frame>
        <draw:frame draw:style-name="gr1" draw:text-style-name="P2" draw:layer="layout" svg:width="5.455cm" svg:height="0.971cm" svg:x="22.362cm" svg:y="19.687cm">
          <draw:text-box>
            <text:p><text:span text:style-name="T4">wjb19@psu.edu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1" draw:text-style-name="P4" draw:layer="layout" svg:width="25.199cm" svg:height="3.506cm" svg:x="1.4cm" svg:y="0.837cm" presentation:class="title">
          <draw:text-box>
            <text:p><text:span text:style-name="T1">Motivation</text:span></text:p>
          </draw:text-box>
        </draw:frame>
        <draw:frame presentation:style-name="pr5" draw:text-style-name="P8" draw:layer="layout" svg:width="25.199cm" svg:height="13.859cm" svg:x="1.4cm" svg:y="4.409cm" presentation:class="subtitle" presentation:user-transformed="true">
          <draw:text-box>
            <text:list text:style-name="L1">
              <text:list-item>
                <text:p text:style-name="P5"><text:span text:style-name="T9">More benefits to using C++ in a HPC context :</text:span></text:p>
              </text:list-item>
            </text:list>
            <text:p text:style-name="P5"><text:span text:style-name="T9"/></text:p>
            <text:list text:continue-numbering="true" text:style-name="L1">
              <text:list-item>
                <text:list>
                  <text:list-item>
                    <text:p text:style-name="P5"><text:span text:style-name="T9">Easier to manage the heap, avoid leaks → </text:span><text:span text:style-name="T10">smart pointers</text:span></text:p>
                  </text:list-item>
                  <text:list-item>
                    <text:p text:style-name="P5"><text:span text:style-name="T9">'Intelligent' compilation eg., just compile on-demand/what's needed→ </text:span><text:span text:style-name="T10">templates</text:span></text:p>
                  </text:list-item>
                  <text:list-item>
                    <text:p text:style-name="P5"><text:span text:style-name="T9">Generic coding eg., same implementation usable with different types →</text:span><text:span text:style-name="T10"> templates</text:span></text:p>
                  </text:list-item>
                  <text:list-item>
                    <text:p text:style-name="P5"><text:span text:style-name="T9">Variadic templates; we can templatize with variable numbers of parameters</text:span></text:p>
                  </text:list-item>
                  <text:list-item>
                    <text:p text:style-name="P5"><text:span text:style-name="T9"><text:s/></text:span><text:span text:style-name="T9">More </text:span><text:span text:style-name="T10">type</text:span><text:span text:style-name="T9"> safe than C eg., </text:span><text:span text:style-name="T11">new</text:span><text:span text:style-name="T9"> <text:s/>versus </text:span><text:span text:style-name="T11">malloc</text:span>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5.455cm" svg:height="0.971cm" svg:x="22.362cm" svg:y="19.687cm">
          <draw:text-box>
            <text:p><text:span text:style-name="T4">wjb19@psu.edu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1" draw:text-style-name="P4" draw:layer="layout" svg:width="25.199cm" svg:height="3.506cm" svg:x="1.4cm" svg:y="0.837cm" presentation:class="title">
          <draw:text-box>
            <text:p><text:span text:style-name="T1">Motivation</text:span></text:p>
          </draw:text-box>
        </draw:frame>
        <draw:frame presentation:style-name="pr5" draw:text-style-name="P8" draw:layer="layout" svg:width="25.199cm" svg:height="13.859cm" svg:x="1.4cm" svg:y="4.109cm" presentation:class="subtitle" presentation:user-transformed="true">
          <draw:text-box>
            <text:list text:style-name="L1">
              <text:list-item>
                <text:p text:style-name="P5"><text:span text:style-name="T9">More benefits to using C++ in a HPC context :</text:span></text:p>
              </text:list-item>
            </text:list>
            <text:p text:style-name="P5"><text:span text:style-name="T9"/></text:p>
            <text:list text:continue-numbering="true" text:style-name="L1">
              <text:list-item>
                <text:list>
                  <text:list-item>
                    <text:p text:style-name="P5"><text:span text:style-name="T9">Sometimes type is not clear, can use </text:span><text:span text:style-name="T11">auto</text:span><text:span text:style-name="T9"> keyword (C++11 standard)</text:span></text:p>
                  </text:list-item>
                  <text:list-item>
                    <text:p text:style-name="P5"><text:span text:style-name="T9">Simple range based for loop (C++11 standard) helps avoid bad loops:</text:span></text:p>
                  </text:list-item>
                </text:list>
              </text:list-item>
            </text:list>
            <text:p text:style-name="P5"><text:span text:style-name="T9"/></text:p>
            <text:p text:style-name="P5"><text:span text:style-name="T12"><text:tab/></text:span><text:span text:style-name="T12">int my_array[5] = {1, 2, 3, 4, 5};</text:span></text:p>
            <text:p text:style-name="P5"><text:span text:style-name="T12"><text:tab/></text:span><text:span text:style-name="T12">for (int &amp;x : my_array) {</text:span></text:p>
            <text:p text:style-name="P5"><text:span text:style-name="T12"><text:s text:c="4"/></text:span><text:span text:style-name="T12"><text:tab/></text:span><text:span text:style-name="T12"><text:tab/></text:span><text:span text:style-name="T12">x *= 2;</text:span></text:p>
            <text:p text:style-name="P5"><text:span text:style-name="T12"><text:tab/></text:span><text:span text:style-name="T12">}</text:span></text:p>
            <text:p text:style-name="P5"><text:span text:style-name="T13"/></text:p>
            <text:list text:continue-numbering="true" text:style-name="L1">
              <text:list-item>
                <text:list>
                  <text:list-item>
                    <text:p text:style-name="P5"><text:span text:style-name="T13">Inheritance</text:span><text:span text:style-name="T14">; create classes with properties derived from others</text:span></text:p>
                  </text:list-item>
                </text:list>
              </text:list-item>
            </text:list>
            <text:p text:style-name="P5"><text:span text:style-name="T14"/></text:p>
            <text:list text:continue-numbering="true" text:style-name="L1">
              <text:list-item>
                <text:list>
                  <text:list-item>
                    <text:p text:style-name="P5"><text:span text:style-name="T13">Delegation</text:span><text:span text:style-name="T14"> (C++11); constructors for objects can call peers</text:span></text:p>
                  </text:list-item>
                </text:list>
              </text:list-item>
            </text:list>
            <text:p text:style-name="P5"><text:span text:style-name="T14"/></text:p>
            <text:list text:continue-numbering="true" text:style-name="L1">
              <text:list-item>
                <text:list>
                  <text:list-item>
                    <text:p text:style-name="P5"><text:span text:style-name="T14">Sophisticated objects defined/available for you to use eg., hashmaps</text:span>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5.455cm" svg:height="0.971cm" svg:x="22.362cm" svg:y="19.687cm">
          <draw:text-box>
            <text:p><text:span text:style-name="T4">wjb19@psu.edu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1" draw:text-style-name="P4" draw:layer="layout" svg:width="25.199cm" svg:height="3.506cm" svg:x="1.4cm" svg:y="0.837cm" presentation:class="title">
          <draw:text-box>
            <text:p><text:span text:style-name="T1">Introduction to OO using C++</text:span></text:p>
          </draw:text-box>
        </draw:frame>
        <draw:frame presentation:style-name="pr4" draw:text-style-name="P7" draw:layer="layout" svg:width="25.199cm" svg:height="14.757cm" svg:x="1.4cm" svg:y="4.414cm" presentation:class="subtitle" presentation:user-transformed="true">
          <draw:text-box>
            <text:list text:style-name="L1">
              <text:list-item>
                <text:p text:style-name="P5"><text:span text:style-name="T6">One of the most important principles in computer science is the </text:span><text:span text:style-name="T7">separation of concerns</text:span><text:span text:style-name="T6">, or the idea that computational elements should be as distinct and independent as possible</text:span></text:p>
              </text:list-item>
            </text:list>
            <text:p text:style-name="P5"><text:span text:style-name="T6"/></text:p>
            <text:list text:continue-numbering="true" text:style-name="L1">
              <text:list-item>
                <text:p text:style-name="P5"><text:span text:style-name="T6">The converse, strong overlap in functionality, makes design and debugging very difficult eg., if one thing breaks many others might too</text:span></text:p>
              </text:list-item>
            </text:list>
            <text:p text:style-name="P5"><text:span text:style-name="T6"/></text:p>
            <text:list text:continue-numbering="true" text:style-name="L1">
              <text:list-item>
                <text:p text:style-name="P5"><text:span text:style-name="T6">In procedural code eg., C/fortran77 this implies making as many independent functions as possible</text:span></text:p>
              </text:list-item>
            </text:list>
            <text:p text:style-name="P5"><text:span text:style-name="T6"/></text:p>
            <text:list text:continue-numbering="true" text:style-name="L1">
              <text:list-item>
                <text:p text:style-name="P5"><text:span text:style-name="T6">We can't really divide data and methods that work on them, often very interdependent; Define</text:span><text:span text:style-name="T15"> </text:span><text:span text:style-name="T16">objects</text:span><text:span text:style-name="T15"> → data + procedures</text:span></text:p>
              </text:list-item>
            </text:list>
            <text:p text:style-name="P5"><text:span text:style-name="T6"/></text:p>
            <text:list text:continue-numbering="true" text:style-name="L1">
              <text:list-item>
                <text:p text:style-name="P5"><text:span text:style-name="T6">Large and complicated computational solutions/workflows can be decomposed into </text:span><text:span text:style-name="T7">objects</text:span></text:p>
                <text:p text:style-name="P5"><text:span text:style-name="T7"/></text:p>
              </text:list-item>
            </text:list>
            <text:p text:style-name="P5"><text:span text:style-name="T7"/></text:p>
          </draw:text-box>
        </draw:frame>
        <draw:frame draw:style-name="gr1" draw:text-style-name="P2" draw:layer="layout" svg:width="5.455cm" svg:height="0.971cm" svg:x="22.362cm" svg:y="19.687cm">
          <draw:text-box>
            <text:p><text:span text:style-name="T4">wjb19@psu.edu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1" draw:text-style-name="P4" draw:layer="layout" svg:width="25.199cm" svg:height="3.506cm" svg:x="1.4cm" svg:y="0.837cm" presentation:class="title">
          <draw:text-box>
            <text:p><text:span text:style-name="T1">Introduction to OO using C++</text:span></text:p>
          </draw:text-box>
        </draw:frame>
        <draw:frame presentation:style-name="pr4" draw:text-style-name="P7" draw:layer="layout" svg:width="25.199cm" svg:height="17.361cm" svg:x="1.4cm" svg:y="4.414cm" presentation:class="subtitle" presentation:user-transformed="true">
          <draw:text-box>
            <text:list text:style-name="L1">
              <text:list-item>
                <text:p text:style-name="P5"><text:span text:style-name="T17">This process of analysis/decomposition into objects can easily be end-to-end ie., pre- and post-processing as well as main application eg., ROOT </text:span><text:span text:style-name="T17"><text:a xlink:href="http://root.cern.ch/drupal/">http://root.cern.ch/drupal/</text:a></text:span></text:p>
              </text:list-item>
            </text:list>
            <text:p text:style-name="P5"><text:span text:style-name="T17"/></text:p>
            <text:list text:continue-numbering="true" text:style-name="L1">
              <text:list-item>
                <text:p text:style-name="P5"><text:span text:style-name="T17">Objects, once defined and implemented, allow a complicated and performant application to be created and changed rapidly, much like an interpreted language</text:span></text:p>
              </text:list-item>
            </text:list>
            <text:p text:style-name="P5"><text:span text:style-name="T6"/></text:p>
            <text:list text:continue-numbering="true" text:style-name="L1">
              <text:list-item>
                <text:p text:style-name="P5"><text:span text:style-name="T6">Again, objects encapsulate/contain both </text:span><text:span text:style-name="T7">data</text:span><text:span text:style-name="T6"> and </text:span><text:span text:style-name="T7">procedures</text:span></text:p>
              </text:list-item>
            </text:list>
            <text:p text:style-name="P5"><text:span text:style-name="T7"/></text:p>
            <text:list text:continue-numbering="true" text:style-name="L1">
              <text:list-item>
                <text:list>
                  <text:list-item>
                    <text:p text:style-name="P5"><text:span text:style-name="T6">Data can be treated as </text:span><text:span text:style-name="T7">private</text:span><text:span text:style-name="T6">, manipulable within or by the object only, or </text:span><text:span text:style-name="T7">public</text:span><text:span text:style-name="T6">, manipulable by other objects</text:span></text:p>
                  </text:list-item>
                  <text:list-item>
                    <text:p text:style-name="P5"><text:span text:style-name="T6">Procedures like 'setters' and 'getters' permit the modification of internal data in defined ways, by other objects</text:span></text:p>
                  </text:list-item>
                  <text:list-item>
                    <text:p text:style-name="P5"><text:span text:style-name="T6">An object is generally referred to as a </text:span><text:span text:style-name="T7">class</text:span></text:p>
                  </text:list-item>
                  <text:list-item>
                    <text:p text:style-name="P5"><text:span text:style-name="T7">Every class in C++ has a constructor (defines it's composition at instantiation) and destructor (defines how it is to be cleaned up when deleted)</text:span></text:p>
                  </text:list-item>
                </text:list>
                <text:p text:style-name="P5"><text:span text:style-name="T7"/></text:p>
              </text:list-item>
            </text:list>
            <text:p text:style-name="P5"><text:span text:style-name="T7"/></text:p>
          </draw:text-box>
        </draw:frame>
        <draw:frame draw:style-name="gr1" draw:text-style-name="P2" draw:layer="layout" svg:width="5.455cm" svg:height="0.971cm" svg:x="22.362cm" svg:y="19.687cm">
          <draw:text-box>
            <text:p><text:span text:style-name="T4">wjb19@psu.edu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1" draw:text-style-name="P4" draw:layer="layout" svg:width="25.199cm" svg:height="3.506cm" svg:x="1.4cm" svg:y="0.837cm" presentation:class="title">
          <draw:text-box>
            <text:p><text:span text:style-name="T1">C++ Language features</text:span></text:p>
          </draw:text-box>
        </draw:frame>
        <draw:frame presentation:style-name="pr4" draw:text-style-name="P9" draw:layer="layout" svg:width="25.199cm" svg:height="15.258cm" svg:x="1.616cm" svg:y="4.602cm" presentation:class="subtitle" presentation:user-transformed="true">
          <draw:text-box>
            <text:list text:style-name="L1">
              <text:list-item>
                <text:p text:style-name="P5"><text:span text:style-name="T18">Scope resolution operator ::, for disambiguation and defining owner of object eg., </text:span></text:p>
              </text:list-item>
            </text:list>
            <text:p text:style-name="P5"><text:span text:style-name="T19"><text:tab/></text:span></text:p>
            <text:p text:style-name="P5"><text:span text:style-name="T19"><text:tab/></text:span><text:span text:style-name="T19">std::cout &lt;&lt; <text:s/>“Hello World” &lt;&lt; “\n”;</text:span></text:p>
            <text:p text:style-name="P5"><text:span text:style-name="T19"/></text:p>
            <text:list text:continue-numbering="true" text:style-name="L1">
              <text:list-item>
                <text:p text:style-name="P5"><text:span text:style-name="T20">There are several important scopes to keep in mind:</text:span></text:p>
                <text:list>
                  <text:list-item>
                    <text:p text:style-name="P5"><text:span text:style-name="T20">Local eg., </text:span><text:span text:style-name="T19">{ int i; }</text:span></text:p>
                  </text:list-item>
                  <text:list-item>
                    <text:p text:style-name="P5"><text:span text:style-name="T20">Function </text:span></text:p>
                  </text:list-item>
                  <text:list-item>
                    <text:p text:style-name="P5"><text:span text:style-name="T20">File/Global – declared outside all methods/classes etc</text:span></text:p>
                  </text:list-item>
                  <text:list-item>
                    <text:p text:style-name="P5"><text:span text:style-name="T20">Class </text:span></text:p>
                  </text:list-item>
                </text:list>
              </text:list-item>
            </text:list>
            <text:p text:style-name="P5"><text:span text:style-name="T20"/></text:p>
            <text:list text:continue-numbering="true" text:style-name="L1">
              <text:list-item>
                <text:p text:style-name="P5"><text:span text:style-name="T20">Keyword </text:span><text:span text:style-name="T19">namespace, </text:span><text:span text:style-name="T20">for grouping or referring to classes under a common name. Can use :: to give fully qualified names as above, or specify in our source file(s) with </text:span><text:span text:style-name="T19">using</text:span><text:span text:style-name="T20"> keyword: </text:span></text:p>
              </text:list-item>
            </text:list>
            <text:p text:style-name="P5"><text:span text:style-name="T19"><text:tab/></text:span></text:p>
            <text:p text:style-name="P5"><text:span text:style-name="T19"><text:tab/></text:span><text:span text:style-name="T19">using namespace std;</text:span></text:p>
            <text:p text:style-name="P5"><text:span text:style-name="T19"><text:tab/></text:span><text:span text:style-name="T19">cout &lt;&lt; “Hello World” &lt;&lt; “\n”;</text:span></text:p>
            <text:p text:style-name="P5"><text:span text:style-name="T19"/></text:p>
            <text:list text:continue-numbering="true" text:style-name="L1">
              <text:list-item>
                <text:p text:style-name="P5"><text:span text:style-name="T20">Keyword </text:span><text:span text:style-name="T19">friend, </text:span><text:span text:style-name="T20">an object or function which has access to private data of a </text:span><text:span text:style-name="T21">different</text:span><text:span text:style-name="T20"> object</text:span></text:p>
              </text:list-item>
            </text:list>
            <text:p text:style-name="P5"><text:span text:style-name="T20"/></text:p>
            <text:p text:style-name="P5"><text:span text:style-name="T22"/></text:p>
          </draw:text-box>
        </draw:frame>
        <draw:frame draw:style-name="gr1" draw:text-style-name="P2" draw:layer="layout" svg:width="5.455cm" svg:height="0.971cm" svg:x="22.362cm" svg:y="19.687cm">
          <draw:text-box>
            <text:p><text:span text:style-name="T4">wjb19@psu.edu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1" draw:text-style-name="P4" draw:layer="layout" svg:width="25.199cm" svg:height="3.506cm" svg:x="1.4cm" svg:y="0.837cm" presentation:class="title">
          <draw:text-box>
            <text:p><text:span text:style-name="T1">C++ Language features</text:span></text:p>
          </draw:text-box>
        </draw:frame>
        <draw:frame presentation:style-name="pr4" draw:text-style-name="P10" draw:layer="layout" svg:width="25.199cm" svg:height="13.859cm" svg:x="1.4cm" svg:y="4.414cm" presentation:class="subtitle" presentation:user-transformed="true">
          <draw:text-box>
            <text:list text:style-name="L1">
              <text:list-item>
                <text:p text:style-name="P5"><text:span text:style-name="T23"><text:s/></text:span><text:span text:style-name="T23">Keyword </text:span><text:span text:style-name="T24">operator</text:span><text:span text:style-name="T23">, permits the redefinition of fundamental operators eg., </text:span><text:span text:style-name="T24">+,=,&lt;&lt;</text:span><text:span text:style-name="T23"> etc through a class method eg., we frequently want to redefine the ostream insertion operator </text:span><text:span text:style-name="T24">&lt;&lt;</text:span><text:span text:style-name="T23">, in order to describe how we would like a complicated object to display on </text:span><text:span text:style-name="T24">stdout</text:span></text:p>
              </text:list-item>
            </text:list>
            <text:p text:style-name="P5"><text:span text:style-name="T24"/></text:p>
            <text:list text:continue-numbering="true" text:style-name="L1">
              <text:list-item>
                <text:p text:style-name="P5"><text:span text:style-name="T23">Keyword </text:span><text:span text:style-name="T24">new</text:span><text:span text:style-name="T23"> for declaring objects on the heap <text:s/>eg., </text:span><text:span text:style-name="T24">float * foo = new float[1024]</text:span><text:span text:style-name="T23">, coupled with keyword </text:span><text:span text:style-name="T24">delete </text:span><text:span text:style-name="T23">eg.,</text:span><text:span text:style-name="T24"> delete foo[];</text:span></text:p>
              </text:list-item>
            </text:list>
            <text:p text:style-name="P5"><text:span text:style-name="T24"/></text:p>
            <text:list text:continue-numbering="true" text:style-name="L1">
              <text:list-item>
                <text:p text:style-name="P5"><text:span text:style-name="T23">The new operator is an important example of type safety in C++, or the prevention of mixing different datatypes with generally calamitous results eg., the void pointer returned from </text:span><text:span text:style-name="T24">malloc</text:span><text:span text:style-name="T23"> which can be incorrectly cast.</text:span></text:p>
              </text:list-item>
            </text:list>
          </draw:text-box>
        </draw:frame>
        <draw:frame draw:style-name="gr1" draw:text-style-name="P2" draw:layer="layout" svg:width="5.455cm" svg:height="0.971cm" svg:x="22.362cm" svg:y="19.687cm">
          <draw:text-box>
            <text:p><text:span text:style-name="T4">wjb19@psu.edu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1" draw:text-style-name="P4" draw:layer="layout" svg:width="25.199cm" svg:height="3.506cm" svg:x="1.4cm" svg:y="0.837cm" presentation:class="title">
          <draw:text-box>
            <text:p><text:span text:style-name="T1">C++ Language features</text:span></text:p>
          </draw:text-box>
        </draw:frame>
        <draw:frame presentation:style-name="pr4" draw:text-style-name="P10" draw:layer="layout" svg:width="25.199cm" svg:height="13.859cm" svg:x="1.4cm" svg:y="4.414cm" presentation:class="subtitle" presentation:user-transformed="true">
          <draw:text-box>
            <text:list text:style-name="L1">
              <text:list-item>
                <text:p text:style-name="P5"><text:span text:style-name="T23"><text:s/></text:span><text:span text:style-name="T23">Keyword </text:span><text:span text:style-name="T24">operator</text:span><text:span text:style-name="T23">, permits the redefinition of fundamental operators eg., </text:span><text:span text:style-name="T24">+,=,&lt;&lt;</text:span><text:span text:style-name="T23"> etc through a class method eg., we frequently want to redefine the ostream insertion operator </text:span><text:span text:style-name="T24">&lt;&lt;</text:span><text:span text:style-name="T23">, in order to describe how we would like a complicated object to display on </text:span><text:span text:style-name="T24">stdout</text:span></text:p>
              </text:list-item>
            </text:list>
            <text:p text:style-name="P5"><text:span text:style-name="T24"/></text:p>
            <text:list text:continue-numbering="true" text:style-name="L1">
              <text:list-item>
                <text:p text:style-name="P5"><text:span text:style-name="T23">Keyword </text:span><text:span text:style-name="T24">new</text:span><text:span text:style-name="T23"> for declaring objects on the heap <text:s/>eg., </text:span><text:span text:style-name="T24">float * foo = new float[1024]</text:span><text:span text:style-name="T23">, coupled with keyword </text:span><text:span text:style-name="T24">delete </text:span><text:span text:style-name="T23">eg.,</text:span><text:span text:style-name="T24"> delete foo[];</text:span></text:p>
              </text:list-item>
            </text:list>
            <text:p text:style-name="P5"><text:span text:style-name="T24"/></text:p>
            <text:list text:continue-numbering="true" text:style-name="L1">
              <text:list-item>
                <text:p text:style-name="P5"><text:span text:style-name="T23">The new operator is an important example of type safety in C++, or the prevention of mixing different datatypes with generally calamitous results eg., the void pointer returned from </text:span><text:span text:style-name="T24">malloc</text:span><text:span text:style-name="T23"> which can be incorrectly cast.</text:span></text:p>
                <text:p text:style-name="P5"><text:span text:style-name="T23"/></text:p>
              </text:list-item>
              <text:list-item>
                <text:p text:style-name="P5"><text:span text:style-name="T23">The </text:span><text:span text:style-name="T24">virtual </text:span><text:span text:style-name="T23">keyword used with methods in a </text:span><text:span text:style-name="T25">base</text:span><text:span text:style-name="T23"> class allows the method to be overridden in </text:span><text:span text:style-name="T26">other</text:span><text:span text:style-name="T23"> classes, by methods with the same signature → </text:span><text:span text:style-name="T26">inheritance</text:span></text:p>
              </text:list-item>
            </text:list>
          </draw:text-box>
        </draw:frame>
        <draw:frame draw:style-name="gr1" draw:text-style-name="P2" draw:layer="layout" svg:width="5.455cm" svg:height="0.971cm" svg:x="22.362cm" svg:y="19.687cm">
          <draw:text-box>
            <text:p><text:span text:style-name="T4">wjb19@psu.edu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1" draw:text-style-name="P4" draw:layer="layout" svg:width="25.199cm" svg:height="3.506cm" svg:x="1.4cm" svg:y="0.837cm" presentation:class="title">
          <draw:text-box>
            <text:p><text:span text:style-name="T1">Example Class for Image Data</text:span></text:p>
          </draw:text-box>
        </draw:frame>
        <draw:frame presentation:style-name="pr4" draw:text-style-name="P11" draw:layer="layout" svg:width="25.199cm" svg:height="13.859cm" svg:x="1.4cm" svg:y="4.414cm" presentation:class="subtitle" presentation:user-transformed="true">
          <draw:text-box>
            <text:p text:style-name="P5"><text:span text:style-name="T19">///rgbImage.hpp </text:span></text:p>
            <text:p text:style-name="P5"><text:span text:style-name="T19">///base class for holding rgb image data</text:span></text:p>
            <text:p text:style-name="P5"><text:span text:style-name="T19">class rgbImage {</text:span></text:p>
            <text:p text:style-name="P5"><text:span text:style-name="T19"/></text:p>
            <text:p text:style-name="P5"><text:span text:style-name="T19"><text:tab/></text:span><text:span text:style-name="T19">private : </text:span></text:p>
            <text:p text:style-name="P5"><text:span text:style-name="T19"><text:tab/></text:span></text:p>
            <text:p text:style-name="P5"><text:span text:style-name="T19"><text:tab/></text:span><text:span text:style-name="T19"><text:tab/></text:span><text:span text:style-name="T19">///rgb data backing the matrix, itself an object</text:span></text:p>
            <text:p text:style-name="P5"><text:span text:style-name="T19"><text:tab/></text:span><text:span text:style-name="T19"><text:tab/></text:span><text:span text:style-name="T19">rgbPixel * _img;</text:span></text:p>
            <text:p text:style-name="P5"><text:span text:style-name="T19"><text:tab/></text:span><text:span text:style-name="T19"><text:tab/></text:span><text:span text:style-name="T19">///dims</text:span></text:p>
            <text:p text:style-name="P5"><text:span text:style-name="T19"><text:tab/></text:span><text:span text:style-name="T19"><text:tab/></text:span><text:span text:style-name="T19">int _xSize, _ySize;</text:span></text:p>
            <text:p text:style-name="P5"><text:span text:style-name="T19"><text:tab/></text:span><text:span text:style-name="T19"><text:tab/></text:span><text:span text:style-name="T19">unsigned char _depth;</text:span></text:p>
            <text:p text:style-name="P5"><text:span text:style-name="T19"><text:tab/></text:span><text:span text:style-name="T19"><text:tab/></text:span><text:span text:style-name="T19">///image matrix for transforms, another object</text:span></text:p>
            <text:p text:style-name="P5"><text:span text:style-name="T19"><text:tab/></text:span><text:span text:style-name="T19"><text:tab/></text:span><text:span text:style-name="T19">Mat _color;</text:span></text:p>
            <text:p text:style-name="P5"><text:span text:style-name="T19"><text:tab/></text:span><text:span text:style-name="T19"><text:tab/></text:span><text:span text:style-name="T19">///origin, for operations; point is a member of std</text:span></text:p>
            <text:p text:style-name="P5"><text:span text:style-name="T19"><text:tab/></text:span><text:span text:style-name="T19"><text:tab/></text:span><text:span text:style-name="T19">point _origin;</text:span></text:p>
            <text:p text:style-name="P5"><text:span text:style-name="T19"/></text:p>
            <text:p text:style-name="P5"><text:span text:style-name="T19"><text:tab/></text:span><text:span text:style-name="T19"><text:tab/></text:span><text:span text:style-name="T19">///helper function</text:span></text:p>
            <text:p text:style-name="P5"><text:span text:style-name="T19"><text:tab/></text:span><text:span text:style-name="T19"><text:tab/></text:span><text:span text:style-name="T19">bool isEqual(rgbPixel &amp;A, rgbPixel &amp;B);</text:span></text:p>
          </draw:text-box>
        </draw:frame>
        <draw:frame draw:style-name="gr1" draw:text-style-name="P2" draw:layer="layout" svg:width="5.455cm" svg:height="0.971cm" svg:x="22.362cm" svg:y="19.687cm">
          <draw:text-box>
            <text:p><text:span text:style-name="T4">wjb19@psu.edu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1" draw:text-style-name="P4" draw:layer="layout" svg:width="25.199cm" svg:height="3.506cm" svg:x="1.4cm" svg:y="0.837cm" presentation:class="title">
          <draw:text-box>
            <text:p><text:span text:style-name="T1">Example Class for Image Data</text:span></text:p>
          </draw:text-box>
        </draw:frame>
        <draw:frame presentation:style-name="pr4" draw:text-style-name="P11" draw:layer="layout" svg:width="25.199cm" svg:height="13.859cm" svg:x="1.4cm" svg:y="4.414cm" presentation:class="subtitle" presentation:user-transformed="true">
          <draw:text-box>
            <text:p text:style-name="P5"><text:span text:style-name="T19"><text:tab/></text:span><text:span text:style-name="T19">public :</text:span></text:p>
            <text:p text:style-name="P5"><text:span text:style-name="T19"/></text:p>
            <text:p text:style-name="P5"><text:span text:style-name="T19"><text:tab/></text:span><text:span text:style-name="T19"><text:tab/></text:span><text:span text:style-name="T19">///the default constructor</text:span></text:p>
            <text:p text:style-name="P5"><text:span text:style-name="T19"><text:tab/></text:span><text:span text:style-name="T19"><text:tab/></text:span><text:span text:style-name="T19">///ie., defines what happens when this appears in source:</text:span></text:p>
            <text:p text:style-name="P5"><text:span text:style-name="T19"><text:tab/></text:span><text:span text:style-name="T19"><text:tab/></text:span><text:span text:style-name="T19">///rgbImage myNewImage;</text:span></text:p>
            <text:p text:style-name="P5"><text:span text:style-name="T19"><text:tab/></text:span><text:span text:style-name="T19"><text:tab/></text:span><text:span text:style-name="T19">rgbImage();</text:span></text:p>
            <text:p text:style-name="P5"><text:span text:style-name="T19"><text:tab/></text:span><text:span text:style-name="T19"><text:tab/></text:span><text:span text:style-name="T19">///the default destructor</text:span></text:p>
            <text:p text:style-name="P5"><text:span text:style-name="T19"><text:tab/></text:span><text:span text:style-name="T19"><text:tab/></text:span><text:span text:style-name="T19">~rgbImage();</text:span></text:p>
            <text:p text:style-name="P5"><text:span text:style-name="T19"><text:tab/></text:span><text:span text:style-name="T19"><text:tab/></text:span><text:span text:style-name="T19">/**</text:span></text:p>
            <text:p text:style-name="P5"><text:span text:style-name="T19"><text:tab/></text:span><text:span text:style-name="T19"><text:tab/></text:span><text:span text:style-name="T19"> </text:span><text:span text:style-name="T19">* A constructor using file, builds a data matrix</text:span></text:p>
            <text:p text:style-name="P5"><text:span text:style-name="T19"><text:tab/></text:span><text:span text:style-name="T19"><text:tab/></text:span><text:span text:style-name="T19"> </text:span><text:span text:style-name="T19">* and primitive objects underneath</text:span></text:p>
            <text:p text:style-name="P5"><text:span text:style-name="T19"><text:tab/></text:span><text:span text:style-name="T19"><text:tab/></text:span><text:span text:style-name="T19"> </text:span><text:span text:style-name="T19">*</text:span></text:p>
            <text:p text:style-name="P5"><text:span text:style-name="T19"><text:tab/></text:span><text:span text:style-name="T19"><text:tab/></text:span><text:span text:style-name="T19"> </text:span><text:span text:style-name="T19">* @param filename</text:span></text:p>
            <text:p text:style-name="P5"><text:span text:style-name="T19"><text:tab/></text:span><text:span text:style-name="T19"><text:tab/></text:span><text:span text:style-name="T19"> </text:span><text:span text:style-name="T19">*/</text:span></text:p>
            <text:p text:style-name="P5"><text:span text:style-name="T19"><text:tab/></text:span><text:span text:style-name="T19"><text:tab/></text:span><text:span text:style-name="T19">rgbImage(char * filename);</text:span></text:p>
            <text:p text:style-name="P5"><text:span text:style-name="T19"><text:tab/></text:span><text:span text:style-name="T19"><text:tab/></text:span><text:span text:style-name="T19">///copy constructor</text:span></text:p>
            <text:p text:style-name="P5"><text:span text:style-name="T19"><text:tab/></text:span><text:span text:style-name="T19"><text:tab/></text:span><text:span text:style-name="T19">rgbImage(const rgbImage &amp;in);</text:span></text:p>
          </draw:text-box>
        </draw:frame>
        <draw:frame draw:style-name="gr1" draw:text-style-name="P2" draw:layer="layout" svg:width="5.455cm" svg:height="0.971cm" svg:x="22.362cm" svg:y="19.687cm">
          <draw:text-box>
            <text:p><text:span text:style-name="T4">wjb19@psu.edu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1" draw:text-style-name="P4" draw:layer="layout" svg:width="25.199cm" svg:height="3.506cm" svg:x="1.4cm" svg:y="0.837cm" presentation:class="title">
          <draw:text-box>
            <text:p><text:span text:style-name="T1">Example Class for Image Data</text:span></text:p>
          </draw:text-box>
        </draw:frame>
        <draw:frame presentation:style-name="pr4" draw:text-style-name="P11" draw:layer="layout" svg:width="25.199cm" svg:height="13.928cm" svg:x="1.4cm" svg:y="4.414cm" presentation:class="subtitle" presentation:user-transformed="true">
          <draw:text-box>
            <text:p text:style-name="P5"><text:span text:style-name="T19"/></text:p>
            <text:p text:style-name="P5"><text:span text:style-name="T19"><text:tab/></text:span><text:span text:style-name="T19">///get image origin x</text:span></text:p>
            <text:p text:style-name="P5"><text:span text:style-name="T19"><text:tab/></text:span><text:span text:style-name="T19">int getOrigX(){return _origin.first;};</text:span></text:p>
            <text:p text:style-name="P5"><text:span text:style-name="T19"><text:tab/></text:span><text:span text:style-name="T19">///get image origin y</text:span></text:p>
            <text:p text:style-name="P5"><text:span text:style-name="T19"><text:tab/></text:span><text:span text:style-name="T19">int getOrigY(){return _origin.second;};</text:span></text:p>
            <text:p text:style-name="P5"><text:span text:style-name="T19"><text:tab/></text:span><text:span text:style-name="T19">///get the depth</text:span></text:p>
            <text:p text:style-name="P5"><text:span text:style-name="T19"><text:tab/></text:span><text:span text:style-name="T19">unsigned char getDepth(){return _depth;};</text:span><text:span text:style-name="T19"><text:tab/></text:span></text:p>
            <text:p text:style-name="P5"><text:span text:style-name="T19"/></text:p>
            <text:p text:style-name="P5"><text:span text:style-name="T19"><text:tab/></text:span><text:span text:style-name="T19">///get blue pixel at i,j</text:span></text:p>
            <text:p text:style-name="P5"><text:span text:style-name="T19"><text:tab/></text:span><text:span text:style-name="T19">int getBluePixel(int i, int j);</text:span></text:p>
            <text:p text:style-name="P5"><text:span text:style-name="T19"><text:tab/></text:span><text:span text:style-name="T19">///get red pixel at i,j</text:span></text:p>
            <text:p text:style-name="P5"><text:span text:style-name="T19"><text:tab/></text:span><text:span text:style-name="T19">int getRedPixel(int i, int j);</text:span></text:p>
            <text:p text:style-name="P5"><text:span text:style-name="T19"><text:tab/></text:span><text:span text:style-name="T19">///get green pixel at i,j</text:span></text:p>
            <text:p text:style-name="P5"><text:span text:style-name="T19"><text:tab/></text:span><text:span text:style-name="T19">int getGreenPixel(int i, int j);</text:span></text:p>
            <text:p text:style-name="P5"><text:span text:style-name="T19"><text:tab/></text:span><text:span text:style-name="T19"><text:tab/></text:span></text:p>
            <text:p text:style-name="P5"><text:span text:style-name="T19"><text:tab/></text:span><text:span text:style-name="T19">///stream operator for image, send blue pixel to stdout</text:span></text:p>
            <text:p text:style-name="P5"><text:span text:style-name="T19"><text:tab/></text:span><text:span text:style-name="T19">friend ostream &amp;operator&lt;&lt;(ostream &amp;os, const rgbImage &amp;in);</text:span></text:p>
            <text:p text:style-name="P5"><text:span text:style-name="T19"/></text:p>
            <text:p text:style-name="P5"><text:span text:style-name="T19">} //end of class</text:span></text:p>
          </draw:text-box>
        </draw:frame>
        <draw:frame draw:style-name="gr1" draw:text-style-name="P2" draw:layer="layout" svg:width="5.455cm" svg:height="0.971cm" svg:x="22.362cm" svg:y="19.687cm">
          <draw:text-box>
            <text:p><text:span text:style-name="T4">wjb19@psu.edu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custom-shape draw:style-name="gr3" draw:text-style-name="P12" draw:layer="layout" svg:width="12.062cm" svg:height="6.858cm" svg:x="1.6cm" svg:y="12.854cm">
          <text:p text:style-name="P12">Namespace3</text:p>
          <draw:enhanced-geometry svg:viewBox="0 0 21600 21600" draw:type="rectangle" draw:enhanced-path="M 0 0 L 21600 0 21600 21600 0 21600 0 0 Z N"/>
        </draw:custom-shape>
        <draw:custom-shape draw:style-name="gr4" draw:text-style-name="P13" draw:layer="layout" svg:width="9.144cm" svg:height="4.064cm" svg:x="2.701cm" svg:y="14.615cm">
          <text:p text:style-name="P12"><text:span text:style-name="T27">Namespace2</text:span></text:p>
          <draw:enhanced-geometry svg:viewBox="0 0 21600 21600" draw:type="rectangle" draw:enhanced-path="M 0 0 L 21600 0 21600 21600 0 21600 0 0 Z N"/>
        </draw:custom-shape>
        <draw:frame presentation:style-name="pr1" draw:text-style-name="P4" draw:layer="layout" svg:width="25.199cm" svg:height="3.506cm" svg:x="1.4cm" svg:y="0.837cm" presentation:class="title">
          <draw:text-box>
            <text:p><text:span text:style-name="T1">Class implementation &amp;application</text:span></text:p>
          </draw:text-box>
        </draw:frame>
        <draw:frame presentation:style-name="pr4" draw:text-style-name="P7" draw:layer="layout" svg:width="25.199cm" svg:height="13.859cm" svg:x="1.4cm" svg:y="4.343cm" presentation:class="subtitle" presentation:user-transformed="true">
          <draw:text-box>
            <text:list text:style-name="L1">
              <text:list-item>
                <text:p text:style-name="P5"><text:span text:style-name="T6">Once a class interface has been defined in a </text:span><text:span text:style-name="T28">*hpp</text:span><text:span text:style-name="T6"> file (with doxygen style comments :) ) we can begin on the implementation in </text:span><text:span text:style-name="T28">*cpp</text:span><text:span text:style-name="T6">, and finally <text:s/>the application</text:span></text:p>
              </text:list-item>
            </text:list>
            <text:p text:style-name="P5"><text:span text:style-name="T6"/></text:p>
            <text:list text:continue-numbering="true" text:style-name="L1">
              <text:list-item>
                <text:p text:style-name="P5"><text:span text:style-name="T6">May organize classes into one or more namespaces, perhaps within some larger hierarchy, creating collection(s) eg., boost http://www.boost.org/</text:span></text:p>
              </text:list-item>
            </text:list>
            <text:p text:style-name="P5"><text:span text:style-name="T6"/></text:p>
            <text:p text:style-name="P5"><text:span text:style-name="T6"/></text:p>
          </draw:text-box>
        </draw:frame>
        <draw:frame draw:style-name="gr1" draw:text-style-name="P2" draw:layer="layout" svg:width="5.455cm" svg:height="0.971cm" svg:x="22.362cm" svg:y="19.687cm">
          <draw:text-box>
            <text:p><text:span text:style-name="T4">wjb19@psu.edu</text:span></text:p>
          </draw:text-box>
        </draw:frame>
        <draw:custom-shape draw:style-name="gr5" draw:text-style-name="P12" draw:layer="layout" svg:width="9.144cm" svg:height="4.064cm" svg:x="3.402cm" svg:y="13.616cm">
          <text:p text:style-name="P12">Namespace1</text:p>
          <draw:enhanced-geometry svg:viewBox="0 0 21600 21600" draw:type="rectangle" draw:enhanced-path="M 0 0 L 21600 0 21600 21600 0 21600 0 0 Z N"/>
        </draw:custom-shape>
        <draw:custom-shape draw:style-name="gr6" draw:text-style-name="P12" draw:layer="layout" svg:width="2.84cm" svg:height="1.524cm" svg:x="4.118cm" svg:y="14.378cm">
          <text:p text:style-name="P12">class1</text:p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2.697cm" svg:height="1.524cm" svg:x="9.244cm" svg:y="14.377cm">
          <text:p text:style-name="P12">classN</text:p>
          <draw:enhanced-geometry svg:viewBox="0 0 21600 21600" draw:type="rectangle" draw:enhanced-path="M 0 0 L 21600 0 21600 21600 0 21600 0 0 Z N"/>
        </draw:custom-shape>
        <draw:line draw:style-name="gr8" draw:text-style-name="P12" draw:layer="layout" svg:x1="7.266cm" svg:y1="15.24cm" svg:x2="9.144cm" svg:y2="15.24cm">
          <text:p/>
        </draw:line>
        <draw:custom-shape draw:style-name="gr5" draw:text-style-name="P12" draw:layer="layout" svg:width="9.144cm" svg:height="4.064cm" svg:x="17.88cm" svg:y="10.506cm">
          <text:p text:style-name="P12">Namespace4</text:p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2.84cm" svg:height="1.524cm" svg:x="18.596cm" svg:y="11.268cm">
          <text:p text:style-name="P12">classA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2.697cm" svg:height="1.524cm" svg:x="23.722cm" svg:y="11.267cm">
          <text:p text:style-name="P12">classZ</text:p>
          <draw:enhanced-geometry svg:viewBox="0 0 21600 21600" draw:type="rectangle" draw:enhanced-path="M 0 0 L 21600 0 21600 21600 0 21600 0 0 Z N"/>
        </draw:custom-shape>
        <draw:line draw:style-name="gr8" draw:text-style-name="P12" draw:layer="layout" svg:x1="21.744cm" svg:y1="12.13cm" svg:x2="23.622cm" svg:y2="12.13cm">
          <text:p/>
        </draw:line>
        <draw:custom-shape draw:style-name="gr11" draw:text-style-name="P12" draw:layer="layout" svg:width="3.556cm" svg:height="2.032cm" svg:x="14.478cm" svg:y="16.7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12" draw:layer="layout" svg:width="1.27cm" svg:height="2.285cm" draw:transform="rotate (-1.5699236621689) translate (23.621cm 14.986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14" draw:layer="layout" svg:width="7.411cm" svg:height="1.673cm" svg:x="18.596cm" svg:y="16.772cm">
          <draw:text-box>
            <text:p><text:span text:style-name="T29">Applicatio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1" draw:text-style-name="P4" draw:layer="layout" svg:width="25.199cm" svg:height="3.506cm" svg:x="1.4cm" svg:y="0.837cm" presentation:class="title">
          <draw:text-box>
            <text:p><text:span text:style-name="T1">rgbImage Class Implementation</text:span></text:p>
          </draw:text-box>
        </draw:frame>
        <draw:frame presentation:style-name="pr4" draw:text-style-name="P15" draw:layer="layout" svg:width="25.199cm" svg:height="13.859cm" svg:x="1.4cm" svg:y="4.014cm" presentation:class="subtitle" presentation:user-transformed="true">
          <draw:text-box>
            <text:p text:style-name="P5"><text:span text:style-name="T30">rgbImage::rgbImage(char *filename){</text:span></text:p>
            <text:p text:style-name="P5"><text:span text:style-name="T30"/></text:p>
            <text:p text:style-name="P5"><text:span text:style-name="T30"><text:tab/></text:span><text:span text:style-name="T30">_origin.first = 1;</text:span></text:p>
            <text:p text:style-name="P5"><text:span text:style-name="T30"><text:tab/></text:span><text:span text:style-name="T30">_origin.second = 1;</text:span></text:p>
            <text:p text:style-name="P5"><text:span text:style-name="T30"/></text:p>
            <text:p text:style-name="P5"><text:span text:style-name="T30"><text:tab/></text:span><text:span text:style-name="T30">try{</text:span></text:p>
            <text:p text:style-name="P5"><text:span text:style-name="T30"><text:tab/></text:span><text:span text:style-name="T30"><text:tab/></text:span><text:span text:style-name="T30">if (!(_color=imread(filename, 1)).data)</text:span></text:p>
            <text:p text:style-name="P5"><text:span text:style-name="T30"><text:tab/></text:span><text:span text:style-name="T30"><text:tab/></text:span><text:span text:style-name="T30"><text:tab/></text:span><text:span text:style-name="T30">throw "RGB file read failed (format not supported by \</text:span></text:p>
            <text:p text:style-name="P5"><text:span text:style-name="T30"><text:tab/></text:span><text:span text:style-name="T30"><text:tab/></text:span><text:span text:style-name="T30"><text:tab/></text:span><text:span text:style-name="T30"><text:tab/></text:span><text:span text:style-name="T30">opencv?): " + string(filename);</text:span></text:p>
            <text:p text:style-name="P5"><text:span text:style-name="T30"><text:tab/></text:span><text:span text:style-name="T30"><text:tab/></text:span><text:span text:style-name="T30">} catch(string str) {cerr &lt;&lt; "Exception raised: " &lt;&lt; str &lt;&lt; endl;}</text:span></text:p>
            <text:p text:style-name="P5"><text:span text:style-name="T30"/></text:p>
            <text:p text:style-name="P5"><text:span text:style-name="T30"><text:tab/></text:span><text:span text:style-name="T30"><text:tab/></text:span><text:span text:style-name="T30">_img = (rgbPixel*) _color.ptr();</text:span></text:p>
            <text:p text:style-name="P5"><text:span text:style-name="T30"><text:tab/></text:span><text:span text:style-name="T30"><text:tab/></text:span><text:span text:style-name="T30">_xSize = _color.cols;</text:span></text:p>
            <text:p text:style-name="P5"><text:span text:style-name="T30"><text:tab/></text:span><text:span text:style-name="T30"><text:tab/></text:span><text:span text:style-name="T30">_ySize = _color.rows;</text:span></text:p>
            <text:p text:style-name="P5"><text:span text:style-name="T30"><text:tab/></text:span><text:span text:style-name="T30">}</text:span></text:p>
            <text:p text:style-name="P5"><text:span text:style-name="T30">}</text:span></text:p>
            <text:p text:style-name="P5"><text:span text:style-name="T30"/></text:p>
          </draw:text-box>
        </draw:frame>
        <draw:frame draw:style-name="gr1" draw:text-style-name="P2" draw:layer="layout" svg:width="5.455cm" svg:height="0.971cm" svg:x="22.362cm" svg:y="19.687cm">
          <draw:text-box>
            <text:p><text:span text:style-name="T4">wjb19@psu.edu</text:span></text:p>
          </draw:text-box>
        </draw:frame>
        <draw:custom-shape draw:style-name="gr12" draw:text-style-name="P12" xml:id="id2" draw:id="id2" draw:layer="layout" svg:width="2.286cm" svg:height="1.001cm" svg:x="6.704cm" svg:y="16.6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2" xml:id="id4" draw:id="id4" draw:layer="layout" svg:width="2.098cm" svg:height="1.001cm" svg:x="9.178cm" svg:y="16.6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4" xml:id="id1" draw:id="id1" draw:layer="layout" svg:width="10.51cm" svg:height="0.962cm" svg:x="15.24cm" svg:y="15.494cm">
          <draw:text-box>
            <text:p><text:span text:style-name="T1">New object name, of type rgbImage</text:span></text:p>
          </draw:text-box>
        </draw:frame>
        <draw:connector draw:style-name="gr13" draw:text-style-name="P12" draw:layer="layout" draw:type="line" svg:x1="15.24cm" svg:y1="15.975cm" svg:x2="8.656cm" svg:y2="16.771cm" draw:start-shape="id1" draw:start-glue-point="3" draw:end-shape="id2" draw:end-glue-point="11" svg:d="m15240 15975-6584 796">
          <text:p/>
        </draw:connector>
        <draw:frame draw:style-name="gr1" draw:text-style-name="P4" xml:id="id3" draw:id="id3" draw:layer="layout" svg:width="11.035cm" svg:height="0.962cm" svg:x="12.604cm" svg:y="18.342cm">
          <draw:text-box>
            <text:p><text:span text:style-name="T1">Take the filename from command line</text:span></text:p>
          </draw:text-box>
        </draw:frame>
        <draw:connector draw:style-name="gr13" draw:text-style-name="P12" draw:layer="layout" draw:type="line" svg:x1="12.604cm" svg:y1="18.823cm" svg:x2="10.969cm" svg:y2="17.554cm" draw:start-shape="id3" draw:start-glue-point="3" draw:end-shape="id4" draw:end-glue-point="9" svg:d="m12604 18823-1635-1269">
          <text:p/>
        </draw:connector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1" draw:text-style-name="P4" draw:layer="layout" svg:width="25.199cm" svg:height="3.506cm" svg:x="1.4cm" svg:y="0.837cm" presentation:class="title">
          <draw:text-box>
            <text:p><text:span text:style-name="T1">rgbImage Class Implementation</text:span></text:p>
          </draw:text-box>
        </draw:frame>
        <draw:frame presentation:style-name="pr4" draw:text-style-name="P15" draw:layer="layout" svg:width="25.199cm" svg:height="14.068cm" svg:x="1.4cm" svg:y="4.014cm" presentation:class="subtitle" presentation:user-transformed="true">
          <draw:text-box>
            <text:list text:style-name="L1">
              <text:list-item>
                <text:p text:style-name="P5"><text:span text:style-name="T31">A member function for rgbImage class :</text:span></text:p>
              </text:list-item>
            </text:list>
            <text:p text:style-name="P5"><text:span text:style-name="T31"/></text:p>
            <text:p text:style-name="P5"><text:span text:style-name="T32">vector&lt;float&gt; rgbImage::getProjX(){</text:span></text:p>
            <text:p text:style-name="P5"><text:span text:style-name="T32"/></text:p>
            <text:p text:style-name="P5"><text:span text:style-name="T32"><text:tab/></text:span><text:span text:style-name="T32">//return an image projection of templated type vector&lt;float&gt;</text:span></text:p>
            <text:p text:style-name="P5"><text:span text:style-name="T32"><text:tab/></text:span><text:span text:style-name="T32">vector&lt;float&gt; ret;</text:span></text:p>
            <text:p text:style-name="P5"><text:span text:style-name="T32"><text:tab/></text:span><text:span text:style-name="T32">for (int i=0; i&lt;_ySize; i++){</text:span></text:p>
            <text:p text:style-name="P5"><text:span text:style-name="T32"><text:tab/></text:span><text:span text:style-name="T32"><text:tab/></text:span><text:span text:style-name="T32">ret.push_back(0);</text:span></text:p>
            <text:p text:style-name="P5"><text:span text:style-name="T32"><text:tab/></text:span><text:span text:style-name="T32"><text:tab/></text:span><text:span text:style-name="T32">for (int j=0; j&lt;_xSize; j++)</text:span></text:p>
            <text:p text:style-name="P5"><text:span text:style-name="T32"><text:tab/></text:span><text:span text:style-name="T32"><text:tab/></text:span><text:span text:style-name="T32"><text:tab/></text:span><text:span text:style-name="T32">ret[i]+=(float) _img[i*_xSize+j]._blue / (float) _depth;</text:span></text:p>
            <text:p text:style-name="P5"><text:span text:style-name="T32"><text:tab/></text:span><text:span text:style-name="T32"><text:tab/></text:span><text:span text:style-name="T32">}</text:span></text:p>
            <text:p text:style-name="P5"><text:span text:style-name="T32"/></text:p>
            <text:p text:style-name="P5"><text:span text:style-name="T32"><text:tab/></text:span><text:span text:style-name="T32"><text:tab/></text:span><text:span text:style-name="T32">return ret;</text:span></text:p>
            <text:p text:style-name="P5"><text:span text:style-name="T32"><text:tab/></text:span><text:span text:style-name="T32">}</text:span></text:p>
            <text:p text:style-name="P5"><text:span text:style-name="T32">}</text:span></text:p>
            <text:p text:style-name="P5"><text:span text:style-name="T31"/></text:p>
            <text:list text:continue-numbering="true" text:style-name="L1">
              <text:list-item>
                <text:p text:style-name="P5"><text:span text:style-name="T31">And in a calling method/class (in this case </text:span><text:span text:style-name="T33">main</text:span><text:span text:style-name="T31"> function) :</text:span></text:p>
              </text:list-item>
            </text:list>
            <text:p text:style-name="P5"><text:span text:style-name="T32"/></text:p>
            <text:p text:style-name="P5"><text:span text:style-name="T32">#include “rgbImage.hpp”</text:span></text:p>
            <text:p text:style-name="P5"><text:span text:style-name="T32"/></text:p>
            <text:p text:style-name="P5"><text:span text:style-name="T32">rgbImage::rgbImage image (argv[1]);</text:span></text:p>
            <text:p text:style-name="P5"><text:span text:style-name="T32"/></text:p>
            <text:p text:style-name="P5"><text:span text:style-name="T32">std::vector&lt;float&gt; foo = image.getProjX();</text:span></text:p>
          </draw:text-box>
        </draw:frame>
        <draw:frame draw:style-name="gr1" draw:text-style-name="P2" draw:layer="layout" svg:width="5.455cm" svg:height="0.971cm" svg:x="22.362cm" svg:y="19.687cm">
          <draw:text-box>
            <text:p><text:span text:style-name="T4">wjb19@psu.edu</text:span></text:p>
          </draw:text-box>
        </draw:frame>
        <draw:custom-shape draw:style-name="gr12" draw:text-style-name="P12" xml:id="id5" draw:id="id5" draw:layer="layout" svg:width="2.286cm" svg:height="1.001cm" svg:x="6.704cm" svg:y="16.0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2" xml:id="id7" draw:id="id7" draw:layer="layout" svg:width="2.098cm" svg:height="1.001cm" svg:x="9.178cm" svg:y="16.0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4" draw:layer="layout" svg:width="10.51cm" svg:height="0.962cm" svg:x="15.398cm" svg:y="15.04cm">
          <draw:text-box>
            <text:p><text:span text:style-name="T1">New object name, of type rgbImage</text:span></text:p>
          </draw:text-box>
        </draw:frame>
        <draw:connector draw:style-name="gr13" draw:text-style-name="P12" draw:layer="layout" draw:type="line" svg:x1="15.24cm" svg:y1="15.475cm" svg:x2="8.656cm" svg:y2="16.171cm" draw:end-shape="id5" draw:end-glue-point="11" svg:d="m15240 15475-6584 696">
          <text:p/>
        </draw:connector>
        <draw:frame draw:style-name="gr1" draw:text-style-name="P4" xml:id="id6" draw:id="id6" draw:layer="layout" svg:width="11.035cm" svg:height="0.962cm" svg:x="15.613cm" svg:y="16.214cm">
          <draw:text-box>
            <text:p><text:span text:style-name="T1">Take the filename from command line</text:span></text:p>
          </draw:text-box>
        </draw:frame>
        <draw:connector draw:style-name="gr13" draw:text-style-name="P12" draw:layer="layout" draw:type="line" svg:x1="15.613cm" svg:y1="16.695cm" svg:x2="10.969cm" svg:y2="16.954cm" draw:start-shape="id6" draw:start-glue-point="3" draw:end-shape="id7" draw:end-glue-point="9" svg:d="m15613 16695-4644 259">
          <text:p/>
        </draw:connector>
        <draw:custom-shape draw:style-name="gr12" draw:text-style-name="P12" xml:id="id8" draw:id="id8" draw:layer="layout" svg:width="0.762cm" svg:height="0.714cm" svg:x="10.16cm" svg:y="17.5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4" draw:layer="layout" svg:width="13.13cm" svg:height="3cm" svg:x="13.97cm" svg:y="18.288cm">
          <draw:text-box>
            <text:p><text:span text:style-name="T1">Reference a public class attribute, when object is statically allocated (else '-&gt;')</text:span></text:p>
          </draw:text-box>
        </draw:frame>
        <draw:connector draw:style-name="gr13" draw:text-style-name="P12" draw:layer="layout" draw:type="line" svg:x1="13.584cm" svg:y1="19.627cm" svg:x2="10.811cm" svg:y2="18.184cm" draw:end-shape="id8" draw:end-glue-point="9" svg:d="m13584 19627-2773-1443">
          <text:p/>
        </draw:connecto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presentation:style-name="pr1" draw:text-style-name="P4" draw:layer="layout" svg:width="25.199cm" svg:height="3.506cm" svg:x="1.4cm" svg:y="0.837cm" presentation:class="title">
          <draw:text-box>
            <text:p><text:span text:style-name="T1">Introduction to OO using C++</text:span></text:p>
          </draw:text-box>
        </draw:frame>
        <draw:frame presentation:style-name="pr4" draw:text-style-name="P7" draw:layer="layout" svg:width="25.199cm" svg:height="13.859cm" svg:x="1.4cm" svg:y="4.414cm" presentation:class="subtitle" presentation:user-transformed="true">
          <draw:text-box>
            <text:list text:style-name="L1">
              <text:list-item>
                <text:p text:style-name="P5"><text:span text:style-name="T6">Once we have objects :</text:span></text:p>
                <text:list>
                  <text:list-item>
                    <text:p text:style-name="P5"><text:span text:style-name="T6">we can reuse them 'as is' in other contexts/applications</text:span></text:p>
                  </text:list-item>
                  <text:list-item>
                    <text:p text:style-name="P5"><text:span text:style-name="T6">create new objects as functions of the old</text:span></text:p>
                  </text:list-item>
                  <text:list-item>
                    <text:p text:style-name="P5"><text:span text:style-name="T6">create related objects that are </text:span><text:span text:style-name="T7">friends</text:span><text:span text:style-name="T6"> and have access to private data</text:span></text:p>
                  </text:list-item>
                  <text:list-item>
                    <text:p text:style-name="P5"><text:span text:style-name="T6">create new objects that</text:span><text:span text:style-name="T7"> inherit</text:span><text:span text:style-name="T6"> aspects of another, data and/or procedures, while defining/adding new data and/or procedures</text:span></text:p>
                  </text:list-item>
                </text:list>
              </text:list-item>
            </text:list>
            <text:p text:style-name="P5"><text:span text:style-name="T6"/></text:p>
            <text:list text:continue-numbering="true" text:style-name="L1">
              <text:list-item>
                <text:p text:style-name="P5"><text:span text:style-name="T6">At a higher level, we can conceptually organize interactions between objects into reusable</text:span><text:span text:style-name="T7"> patterns</text:span></text:p>
              </text:list-item>
            </text:list>
            <text:p text:style-name="P5"><text:span text:style-name="T6"/></text:p>
            <text:list text:continue-numbering="true" text:style-name="L1">
              <text:list-item>
                <text:p text:style-name="P5"><text:span text:style-name="T6">Many patterns exist and knowing even a handful allows one to quickly architect a software solution to a large problem, (of course still need to explicitly create objects within pattern)</text:span></text:p>
              </text:list-item>
            </text:list>
          </draw:text-box>
        </draw:frame>
        <draw:frame draw:style-name="gr1" draw:text-style-name="P2" draw:layer="layout" svg:width="5.455cm" svg:height="0.971cm" svg:x="22.362cm" svg:y="19.687cm">
          <draw:text-box>
            <text:p><text:span text:style-name="T4">wjb19@psu.edu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presentation:style-name="pr1" draw:text-style-name="P4" draw:layer="layout" svg:width="25.199cm" svg:height="3.506cm" svg:x="1.4cm" svg:y="0.837cm" presentation:class="title">
          <draw:text-box>
            <text:p><text:span text:style-name="T1">Good Practice</text:span></text:p>
          </draw:text-box>
        </draw:frame>
        <draw:frame presentation:style-name="pr4" draw:text-style-name="P15" draw:layer="layout" svg:width="25.199cm" svg:height="13.859cm" svg:x="1.4cm" svg:y="4.414cm" presentation:class="subtitle" presentation:user-transformed="true">
          <draw:text-box>
            <text:list text:style-name="L1">
              <text:list-item>
                <text:p text:style-name="P5"><text:span text:style-name="T23">Almost always need to implement the copy constructor, particularly if you use the heap, don't leave it up to the compiler eg.,</text:span></text:p>
              </text:list-item>
            </text:list>
            <text:p text:style-name="P5"><text:span text:style-name="T34"/></text:p>
            <text:p text:style-name="P5"><text:span text:style-name="T30"><text:tab/></text:span><text:span text:style-name="T30">rgbImage::rgbImage(const rgbImage &amp;in){</text:span></text:p>
            <text:p text:style-name="P5"><text:span text:style-name="T30"/></text:p>
            <text:p text:style-name="P5"><text:span text:style-name="T30"><text:tab/></text:span><text:span text:style-name="T30"><text:tab/></text:span><text:span text:style-name="T30">_xSize = in._xSize;</text:span></text:p>
            <text:p text:style-name="P5"><text:span text:style-name="T30"><text:tab/></text:span><text:span text:style-name="T30"><text:tab/></text:span><text:span text:style-name="T30">_ySize = in._ySize;</text:span></text:p>
            <text:p text:style-name="P5"><text:span text:style-name="T30"><text:tab/></text:span><text:span text:style-name="T30"><text:tab/></text:span><text:span text:style-name="T30">_img = new rgbPixel[_xSize * _ySize];</text:span></text:p>
            <text:p text:style-name="P5"><text:span text:style-name="T30"><text:tab/></text:span><text:span text:style-name="T30"><text:tab/></text:span><text:span text:style-name="T30">_depth = in._depth;</text:span></text:p>
            <text:p text:style-name="P5"><text:span text:style-name="T30"/></text:p>
            <text:p text:style-name="P5"><text:span text:style-name="T30"><text:tab/></text:span><text:span text:style-name="T30"><text:tab/></text:span><text:span text:style-name="T30">_origin = in._origin;</text:span></text:p>
            <text:p text:style-name="P5"><text:span text:style-name="T30"/></text:p>
            <text:p text:style-name="P5"><text:span text:style-name="T30"><text:tab/></text:span><text:span text:style-name="T30"><text:tab/></text:span><text:span text:style-name="T30">for (int i=0; i&lt;_xSize*_ySize; ++i) _img[i] = in._img[i];</text:span></text:p>
            <text:p text:style-name="P5"><text:span text:style-name="T30"/></text:p>
            <text:p text:style-name="P5"><text:span text:style-name="T30"><text:tab/></text:span><text:span text:style-name="T30"><text:tab/></text:span><text:span text:style-name="T30">_color = Mat(_ySize,_xSize,CV_8UC3,_img);</text:span></text:p>
            <text:p text:style-name="P5"><text:span text:style-name="T30"><text:tab/></text:span><text:span text:style-name="T30">}</text:span></text:p>
            <text:p text:style-name="P5"><text:span text:style-name="T30"/></text:p>
            <text:list text:continue-numbering="true" text:style-name="L1">
              <text:list-item>
                <text:p text:style-name="P5"><text:span text:style-name="T23">If you do this, follow the </text:span><text:span text:style-name="T26">rule of three</text:span><text:span text:style-name="T23"> and also implement the destructor and equals operator (copy assignment); if the compiler will likely fail to create the correct default copy constructor, then these two will almost certainly fail.</text:span></text:p>
              </text:list-item>
            </text:list>
          </draw:text-box>
        </draw:frame>
        <draw:frame draw:style-name="gr1" draw:text-style-name="P2" draw:layer="layout" svg:width="5.455cm" svg:height="0.971cm" svg:x="22.362cm" svg:y="19.687cm">
          <draw:text-box>
            <text:p><text:span text:style-name="T4">wjb19@psu.edu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presentation:style-name="pr1" draw:text-style-name="P4" draw:layer="layout" svg:width="25.199cm" svg:height="3.506cm" svg:x="1.4cm" svg:y="0.837cm" presentation:class="title">
          <draw:text-box>
            <text:p><text:span text:style-name="T1">Good Practice</text:span></text:p>
          </draw:text-box>
        </draw:frame>
        <draw:frame presentation:style-name="pr4" draw:text-style-name="P15" draw:layer="layout" svg:width="25.199cm" svg:height="13.859cm" svg:x="1.4cm" svg:y="4.414cm" presentation:class="subtitle" presentation:user-transformed="true">
          <draw:text-box>
            <text:list text:style-name="L1">
              <text:list-item>
                <text:p text:style-name="P5"><text:span text:style-name="T23">On a similar note, use overloaded operators to your advantage; in the ultimate application they allow for the succinctness of scripting languages, by hiding the often messy details of operations eg., the stream :</text:span></text:p>
              </text:list-item>
            </text:list>
            <text:p text:style-name="P5"><text:span text:style-name="T30"/></text:p>
            <text:p text:style-name="P5"><text:span text:style-name="T30">ostream&amp; operator&lt;&lt;(ostream &amp;out, const rgbImage&amp; in){</text:span></text:p>
            <text:p text:style-name="P5"><text:span text:style-name="T30"/></text:p>
            <text:p text:style-name="P5"><text:span text:style-name="T30"><text:tab/></text:span><text:span text:style-name="T30">for (int i=0; i&lt;in._ySize; i++){</text:span></text:p>
            <text:p text:style-name="P5"><text:span text:style-name="T30"><text:tab/></text:span><text:span text:style-name="T30"><text:tab/></text:span><text:span text:style-name="T30">for (int j=0; j&lt;in._xSize; j++){</text:span></text:p>
            <text:p text:style-name="P5"><text:span text:style-name="T30"><text:tab/></text:span><text:span text:style-name="T30"><text:tab/></text:span><text:span text:style-name="T30"><text:tab/></text:span><text:span text:style-name="T30">out &lt;&lt; (int) in._img[i*in._xSize+j]._blue &lt;&lt; " ";</text:span></text:p>
            <text:p text:style-name="P5"><text:span text:style-name="T30"><text:tab/></text:span><text:span text:style-name="T30"><text:tab/></text:span><text:span text:style-name="T30">} </text:span></text:p>
            <text:p text:style-name="P5"><text:span text:style-name="T30"><text:tab/></text:span><text:span text:style-name="T30"><text:tab/></text:span><text:span text:style-name="T30">out &lt;&lt; endl;</text:span></text:p>
            <text:p text:style-name="P5"><text:span text:style-name="T30"><text:tab/></text:span><text:span text:style-name="T30">}</text:span></text:p>
            <text:p text:style-name="P5"><text:span text:style-name="T30"><text:tab/></text:span><text:span text:style-name="T30">out &lt;&lt; endl;</text:span></text:p>
            <text:p text:style-name="P5"><text:span text:style-name="T30"/></text:p>
            <text:p text:style-name="P5"><text:span text:style-name="T30"><text:tab/></text:span><text:span text:style-name="T30">return out;</text:span></text:p>
            <text:p text:style-name="P5"><text:span text:style-name="T30"/></text:p>
            <text:p text:style-name="P5"><text:span text:style-name="T30">}</text:span></text:p>
            <text:p text:style-name="P5"><text:span text:style-name="T30"/></text:p>
            <text:list text:continue-numbering="true" text:style-name="L1">
              <text:list-item>
                <text:p text:style-name="P5"><text:span text:style-name="T23">Avoid the copious use of </text:span><text:span text:style-name="T26">friends</text:span><text:span text:style-name="T23">; breaks encapsulation, harder to pickup errors at compilation</text:span></text:p>
              </text:list-item>
            </text:list>
          </draw:text-box>
        </draw:frame>
        <draw:frame draw:style-name="gr1" draw:text-style-name="P2" draw:layer="layout" svg:width="5.455cm" svg:height="0.971cm" svg:x="22.362cm" svg:y="19.687cm">
          <draw:text-box>
            <text:p><text:span text:style-name="T4">wjb19@psu.edu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presentation:style-name="pr1" draw:text-style-name="P4" draw:layer="layout" svg:width="25.199cm" svg:height="3.506cm" svg:x="1.4cm" svg:y="0.837cm" presentation:class="title">
          <draw:text-box>
            <text:p><text:span text:style-name="T1">Good Practice</text:span></text:p>
          </draw:text-box>
        </draw:frame>
        <draw:frame presentation:style-name="pr4" draw:text-style-name="P15" draw:layer="layout" svg:width="25.199cm" svg:height="13.859cm" svg:x="1.4cm" svg:y="4.414cm" presentation:class="subtitle" presentation:user-transformed="true">
          <draw:text-box>
            <text:list text:style-name="L1">
              <text:list-item>
                <text:p text:style-name="P5"><text:span text:style-name="T23">Pass by reference is preferred over using pointers with objects, and never pass objects by value; this creates temporaries, a performance and memory hit</text:span><text:span text:style-name="T34"> </text:span></text:p>
              </text:list-item>
            </text:list>
            <text:p text:style-name="P5"><text:span text:style-name="T34"/></text:p>
            <text:list text:continue-numbering="true" text:style-name="L1">
              <text:list-item>
                <text:p text:style-name="P5"><text:span text:style-name="T23">Assignment should always check for self with the </text:span><text:span text:style-name="T24">this</text:span><text:span text:style-name="T23"> operator eg.,</text:span></text:p>
              </text:list-item>
            </text:list>
            <text:p text:style-name="P5"><text:span text:style-name="T30"/></text:p>
            <text:p text:style-name="P5"><text:span text:style-name="T30">MyClass&amp; MyClass::operator= (const MyClass&amp; rhs)</text:span></text:p>
            <text:p text:style-name="P5"><text:span text:style-name="T30">{</text:span></text:p>
            <text:p text:style-name="P5"><text:span text:style-name="T30"><text:s text:c="2"/></text:span><text:span text:style-name="T30">if (this != &amp;rhs) {</text:span></text:p>
            <text:p text:style-name="P5"><text:span text:style-name="T30"><text:s text:c="4"/></text:span><text:span text:style-name="T30">...</text:span></text:p>
            <text:p text:style-name="P5"><text:span text:style-name="T30"><text:s text:c="2"/></text:span><text:span text:style-name="T30">}</text:span></text:p>
            <text:p text:style-name="P5"><text:span text:style-name="T30"/></text:p>
            <text:p text:style-name="P5"><text:span text:style-name="T30"><text:s text:c="2"/></text:span><text:span text:style-name="T30">return *this;</text:span></text:p>
            <text:p text:style-name="P5"><text:span text:style-name="T30">}</text:span></text:p>
            <text:p text:style-name="P5"><text:span text:style-name="T23"/></text:p>
            <text:list text:continue-numbering="true" text:style-name="L1">
              <text:list-item>
                <text:p text:style-name="P5"><text:span text:style-name="T23">Avoid global variables and returning non-</text:span><text:span text:style-name="T24">const</text:span><text:span text:style-name="T23"> references or pointers to member data elements; breaks encapsulation</text:span></text:p>
              </text:list-item>
            </text:list>
            <text:p text:style-name="P5"><text:span text:style-name="T23"/></text:p>
            <text:list text:continue-numbering="true" text:style-name="L1">
              <text:list-item>
                <text:p text:style-name="P5"><text:span text:style-name="T35">Use the </text:span><text:span text:style-name="T24">const</text:span><text:span text:style-name="T35"> keyword to specify objects that shouldn't be altered once set; helps pick up errors at compile time</text:span></text:p>
              </text:list-item>
            </text:list>
          </draw:text-box>
        </draw:frame>
        <draw:frame draw:style-name="gr1" draw:text-style-name="P2" draw:layer="layout" svg:width="5.455cm" svg:height="0.971cm" svg:x="22.362cm" svg:y="19.687cm">
          <draw:text-box>
            <text:p><text:span text:style-name="T4">wjb19@psu.edu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frame presentation:style-name="pr1" draw:text-style-name="P4" draw:layer="layout" svg:width="25.199cm" svg:height="3.506cm" svg:x="1.4cm" svg:y="0.837cm" presentation:class="title">
          <draw:text-box>
            <text:p><text:span text:style-name="T1">Templates I</text:span></text:p>
          </draw:text-box>
        </draw:frame>
        <draw:frame presentation:style-name="pr4" draw:text-style-name="P7" draw:layer="layout" svg:width="25.199cm" svg:height="15.825cm" svg:x="1.4cm" svg:y="4.214cm" presentation:class="subtitle" presentation:user-transformed="true">
          <draw:text-box>
            <text:list text:style-name="L1">
              <text:list-item>
                <text:p text:style-name="P5"><text:span text:style-name="T6">A significant drawback of procedural languages is the need to create multiple implementations for different types</text:span></text:p>
              </text:list-item>
            </text:list>
            <text:p text:style-name="P5"><text:span text:style-name="T6"/></text:p>
            <text:list text:continue-numbering="true" text:style-name="L1">
              <text:list-item>
                <text:p text:style-name="P5"><text:span text:style-name="T6">Not so with C++, we can use templates, gives us the liberty to pass type(s) like an argument to either a method or class; syntax for methods (these are essentially the same) :</text:span></text:p>
              </text:list-item>
            </text:list>
            <text:p text:style-name="P5"><text:span text:style-name="T28"/></text:p>
            <text:p text:style-name="P5"><text:span text:style-name="T28">template &lt;class foo&gt; function_declaration;</text:span></text:p>
            <text:p text:style-name="P5"><text:span text:style-name="T28">template &lt;typename foo&gt; function_declaration;</text:span></text:p>
            <text:p text:style-name="P5"><text:span text:style-name="T28"/></text:p>
            <text:list text:continue-numbering="true" text:style-name="L1">
              <text:list-item>
                <text:p text:style-name="P5"><text:span text:style-name="T36">Example :</text:span></text:p>
              </text:list-item>
            </text:list>
            <text:p text:style-name="P5"><text:span text:style-name="T28"/></text:p>
            <text:p text:style-name="P5"><text:span text:style-name="T28">template &lt;class foo&gt; foo max (foo a, foo b) {</text:span></text:p>
            <text:p text:style-name="P5"><text:span text:style-name="T28"><text:tab/></text:span><text:span text:style-name="T28">return (a&gt;b?a:b);</text:span></text:p>
            <text:p text:style-name="P5"><text:span text:style-name="T28">}</text:span></text:p>
            <text:p text:style-name="P5"><text:span text:style-name="T6"/></text:p>
            <text:list text:continue-numbering="true" text:style-name="L1">
              <text:list-item>
                <text:p text:style-name="P5"><text:span text:style-name="T6">When or if compiler encounters implementation of templated method or class, it substitutes required types</text:span></text:p>
              </text:list-item>
            </text:list>
          </draw:text-box>
        </draw:frame>
        <draw:frame draw:style-name="gr1" draw:text-style-name="P2" draw:layer="layout" svg:width="5.455cm" svg:height="0.971cm" svg:x="22.362cm" svg:y="19.687cm">
          <draw:text-box>
            <text:p><text:span text:style-name="T4">wjb19@psu.edu</text:span></text:p>
          </draw:text-box>
        </draw:frame>
        <draw:custom-shape draw:style-name="gr15" draw:text-style-name="P12" xml:id="id10" draw:id="id10" draw:layer="layout" svg:width="2.032cm" svg:height="1.524cm" svg:x="10.868cm" svg:y="14.4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4" xml:id="id9" draw:id="id9" draw:layer="layout" svg:width="3.779cm" svg:height="0.962cm" svg:x="20.574cm" svg:y="13.462cm">
          <draw:text-box>
            <text:p><text:span text:style-name="T1">Return type</text:span></text:p>
          </draw:text-box>
        </draw:frame>
        <draw:connector draw:style-name="gr16" draw:text-style-name="P12" draw:layer="layout" draw:type="line" svg:x1="20.574cm" svg:y1="13.943cm" svg:x2="12.603cm" svg:y2="14.701cm" draw:start-shape="id9" draw:start-glue-point="3" draw:end-shape="id10" draw:end-glue-point="11" svg:d="m20574 13943-7971 758">
          <text:p/>
        </draw:connector>
        <draw:custom-shape draw:style-name="gr15" draw:text-style-name="P12" xml:id="id12" draw:id="id12" draw:layer="layout" svg:width="2.032cm" svg:height="1.071cm" svg:x="12.867cm" svg:y="14.6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4" xml:id="id11" draw:id="id11" draw:layer="layout" svg:width="4.376cm" svg:height="0.962cm" svg:x="20.582cm" svg:y="16.362cm">
          <draw:text-box>
            <text:p><text:span text:style-name="T1">Method name</text:span></text:p>
          </draw:text-box>
        </draw:frame>
        <draw:connector draw:style-name="gr16" draw:text-style-name="P12" draw:layer="layout" draw:type="line" svg:x1="20.582cm" svg:y1="16.843cm" svg:x2="14.602cm" svg:y2="15.592cm" draw:start-shape="id11" draw:start-glue-point="3" draw:end-shape="id12" draw:end-glue-point="9" svg:d="m20582 16843-5980-1251">
          <text:p/>
        </draw:connector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frame presentation:style-name="pr1" draw:text-style-name="P4" draw:layer="layout" svg:width="25.199cm" svg:height="3.506cm" svg:x="1.4cm" svg:y="0.837cm" presentation:class="title">
          <draw:text-box>
            <text:p><text:span text:style-name="T1">Templates II</text:span></text:p>
          </draw:text-box>
        </draw:frame>
        <draw:frame presentation:style-name="pr4" draw:text-style-name="P7" draw:layer="layout" svg:width="25.199cm" svg:height="15.05cm" svg:x="1.4cm" svg:y="4.214cm" presentation:class="subtitle" presentation:user-transformed="true">
          <draw:text-box>
            <text:p text:style-name="P5"><text:span text:style-name="T37"><text:tab/></text:span></text:p>
            <text:list text:style-name="L1">
              <text:list-item>
                <text:p text:style-name="P5"><text:span text:style-name="T38">A class templated by function object T</text:span></text:p>
              </text:list-item>
            </text:list>
            <text:p text:style-name="P5"><text:span text:style-name="T36"><text:tab/></text:span><text:span text:style-name="T37">///a class for aggregating pixelBlobs using a function object T</text:span></text:p>
            <text:p text:style-name="P5"><text:span text:style-name="T37"><text:tab/></text:span><text:span text:style-name="T37">template&lt;typename T&gt; class ocrObjects{</text:span></text:p>
            <text:p text:style-name="P5"><text:span text:style-name="T37"/></text:p>
            <text:p text:style-name="P5"><text:span text:style-name="T37"><text:tab/></text:span><text:span text:style-name="T37"><text:tab/></text:span><text:span text:style-name="T37">public: </text:span></text:p>
            <text:p text:style-name="P5"><text:span text:style-name="T37"/></text:p>
            <text:p text:style-name="P5"><text:span text:style-name="T37"><text:tab/></text:span><text:span text:style-name="T37"><text:tab/></text:span><text:span text:style-name="T37"><text:tab/></text:span><text:span text:style-name="T37">ocrObjects(connectComp &amp;input, T &amp;pc){</text:span></text:p>
            <text:p text:style-name="P5"><text:span text:style-name="T37"><text:tab/></text:span><text:span text:style-name="T37"><text:tab/></text:span><text:span text:style-name="T37"><text:tab/></text:span><text:span text:style-name="T37"><text:tab/></text:span><text:span text:style-name="T37">int totalCCLLabels = input.getTotalLabels();</text:span></text:p>
            <text:p text:style-name="P5"><text:span text:style-name="T37"><text:tab/></text:span><text:span text:style-name="T37"><text:tab/></text:span><text:span text:style-name="T37"><text:tab/></text:span><text:span text:style-name="T37"><text:tab/></text:span><text:span text:style-name="T37">for (int i=0; i&lt;=totalCCLLabels; ++i){</text:span></text:p>
            <text:p text:style-name="P5"><text:span text:style-name="T37"/></text:p>
            <text:p text:style-name="P5"><text:span text:style-name="T37"><text:tab/></text:span><text:span text:style-name="T37"><text:tab/></text:span><text:span text:style-name="T37"><text:tab/></text:span><text:span text:style-name="T37"><text:tab/></text:span><text:span text:style-name="T37"><text:tab/></text:span><text:span text:style-name="T37">//if not classified</text:span></text:p>
            <text:p text:style-name="P5"><text:span text:style-name="T37"><text:tab/></text:span><text:span text:style-name="T37"><text:tab/></text:span><text:span text:style-name="T37"><text:tab/></text:span><text:span text:style-name="T37"><text:tab/></text:span><text:span text:style-name="T37"><text:tab/></text:span><text:span text:style-name="T37">if (!input.getFlag(i)){</text:span></text:p>
            <text:p text:style-name="P5"><text:span text:style-name="T37"/></text:p>
            <text:p text:style-name="P5"><text:span text:style-name="T37"><text:tab/></text:span><text:span text:style-name="T37"><text:tab/></text:span><text:span text:style-name="T37"><text:tab/></text:span><text:span text:style-name="T37"><text:tab/></text:span><text:span text:style-name="T37"><text:tab/></text:span><text:span text:style-name="T37"><text:tab/></text:span><text:span text:style-name="T37">//build a larger blob using supplied pixel classifier pc</text:span></text:p>
            <text:p text:style-name="P5"><text:span text:style-name="T37"><text:tab/></text:span><text:span text:style-name="T37"><text:tab/></text:span><text:span text:style-name="T37"><text:tab/></text:span><text:span text:style-name="T37"><text:tab/></text:span><text:span text:style-name="T37"><text:tab/></text:span><text:span text:style-name="T37"><text:tab/></text:span><text:span text:style-name="T37">pixelBlob tmp = input.getPixelBlob(i);</text:span></text:p>
            <text:p text:style-name="P5"><text:span text:style-name="T37"><text:tab/></text:span><text:span text:style-name="T37"><text:tab/></text:span><text:span text:style-name="T37"><text:tab/></text:span><text:span text:style-name="T37"><text:tab/></text:span><text:span text:style-name="T37"><text:tab/></text:span><text:span text:style-name="T37"><text:tab/></text:span><text:span text:style-name="T37">input.setFlag(i,true);</text:span></text:p>
            <text:p text:style-name="P5"><text:span text:style-name="T37"/></text:p>
            <text:p text:style-name="P5"><text:span text:style-name="T37"/></text:p>
            <text:p text:style-name="P5"><text:span text:style-name="T37"><text:tab/></text:span><text:span text:style-name="T37"><text:tab/></text:span><text:span text:style-name="T37"><text:tab/></text:span><text:span text:style-name="T37"><text:tab/></text:span><text:span text:style-name="T37"><text:tab/></text:span><text:span text:style-name="T37"><text:tab/></text:span><text:span text:style-name="T37">for (int j=0; j&lt;=totalCCLLabels; ++j){</text:span></text:p>
            <text:p text:style-name="P5"><text:span text:style-name="T37"><text:tab/></text:span><text:span text:style-name="T37"><text:tab/></text:span><text:span text:style-name="T37"><text:tab/></text:span><text:span text:style-name="T37"><text:tab/></text:span><text:span text:style-name="T37"><text:tab/></text:span><text:span text:style-name="T37"><text:tab/></text:span><text:span text:style-name="T37"><text:tab/></text:span><text:span text:style-name="T37">//not self &amp;&amp; not classified either</text:span></text:p>
            <text:p text:style-name="P5"><text:span text:style-name="T37"><text:tab/></text:span><text:span text:style-name="T37"><text:tab/></text:span><text:span text:style-name="T37"><text:tab/></text:span><text:span text:style-name="T37"><text:tab/></text:span><text:span text:style-name="T37"><text:tab/></text:span><text:span text:style-name="T37"><text:tab/></text:span><text:span text:style-name="T37"><text:tab/></text:span><text:span text:style-name="T37">if ((i!=j) &amp;&amp; (!input.getFlag(j))){</text:span></text:p>
            <text:p text:style-name="P5"><text:span text:style-name="T37"/></text:p>
            <text:p text:style-name="P5"><text:span text:style-name="T37"><text:tab/></text:span><text:span text:style-name="T37"><text:tab/></text:span><text:span text:style-name="T37"><text:tab/></text:span><text:span text:style-name="T37"><text:tab/></text:span><text:span text:style-name="T37"><text:tab/></text:span><text:span text:style-name="T37"><text:tab/></text:span><text:span text:style-name="T37"><text:tab/></text:span><text:span text:style-name="T37"><text:tab/></text:span><text:span text:style-name="T37">if (pc(tmp,input.getPixelBlob(j))){</text:span></text:p>
            <text:p text:style-name="P5"><text:span text:style-name="T37"><text:tab/></text:span><text:span text:style-name="T37"><text:tab/></text:span><text:span text:style-name="T37"><text:tab/></text:span><text:span text:style-name="T37"><text:tab/></text:span><text:span text:style-name="T37"><text:tab/></text:span><text:span text:style-name="T37"><text:tab/></text:span><text:span text:style-name="T37"><text:tab/></text:span><text:span text:style-name="T37"><text:tab/></text:span><text:span text:style-name="T37"><text:tab/></text:span><text:span text:style-name="T37">//do something</text:span></text:p>
            <text:p text:style-name="P5"><text:span text:style-name="T39"><text:tab/></text:span><text:span text:style-name="T39"><text:tab/></text:span><text:span text:style-name="T39"><text:tab/></text:span><text:span text:style-name="T37">}}}}}}</text:span></text:p>
            <text:p text:style-name="P5"><text:span text:style-name="T38"/></text:p>
            <text:p text:style-name="P5"><text:span text:style-name="T38">*if we wish implementation to change with type? → </text:span><text:span text:style-name="T26">template specialization</text:span></text:p>
          </draw:text-box>
        </draw:frame>
        <draw:frame draw:style-name="gr1" draw:text-style-name="P2" draw:layer="layout" svg:width="5.455cm" svg:height="0.971cm" svg:x="22.362cm" svg:y="19.687cm">
          <draw:text-box>
            <text:p><text:span text:style-name="T4">wjb19@psu.edu</text:span></text:p>
          </draw:text-box>
        </draw:frame>
        <draw:custom-shape draw:style-name="gr12" draw:text-style-name="P12" xml:id="id14" draw:id="id14" draw:layer="layout" svg:width="2.54cm" svg:height="1.27cm" svg:x="12.7cm" svg:y="7.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2" xml:id="id16" draw:id="id16" draw:layer="layout" svg:width="8.89cm" svg:height="1.27cm" svg:x="12.192cm" svg:y="15.9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4" xml:id="id13" draw:id="id13" draw:layer="layout" svg:width="8.782cm" svg:height="0.962cm" svg:x="17.018cm" svg:y="6.59cm">
          <draw:text-box>
            <text:p><text:span text:style-name="T1">Function object passed by ref</text:span></text:p>
          </draw:text-box>
        </draw:frame>
        <draw:connector draw:style-name="gr13" draw:text-style-name="P12" draw:layer="layout" draw:type="line" svg:x1="17.018cm" svg:y1="7.071cm" svg:x2="14.868cm" svg:y2="8.146cm" draw:start-shape="id13" draw:start-glue-point="3" draw:end-shape="id14" draw:end-glue-point="11" svg:d="m17018 7071-2150 1075">
          <text:p/>
        </draw:connector>
        <draw:frame draw:style-name="gr17" draw:text-style-name="P4" xml:id="id15" draw:id="id15" draw:layer="layout" svg:width="8.08cm" svg:height="1.673cm" svg:x="19.92cm" svg:y="13.807cm">
          <draw:text-box>
            <text:p><text:span text:style-name="T1">Function object must have correct prototype </text:span></text:p>
          </draw:text-box>
        </draw:frame>
        <draw:connector draw:style-name="gr13" draw:text-style-name="P12" draw:layer="layout" draw:type="line" svg:x1="19.92cm" svg:y1="14.643cm" svg:x2="19.781cm" svg:y2="16.174cm" draw:start-shape="id15" draw:start-glue-point="3" draw:end-shape="id16" draw:end-glue-point="11" svg:d="m19920 14643-139 1531">
          <text:p/>
        </draw:connector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frame presentation:style-name="pr1" draw:text-style-name="P4" draw:layer="layout" svg:width="25.199cm" svg:height="3.506cm" svg:x="1.4cm" svg:y="0.837cm" presentation:class="title">
          <draw:text-box>
            <text:p><text:span text:style-name="T1">Templates II</text:span></text:p>
          </draw:text-box>
        </draw:frame>
        <draw:frame presentation:style-name="pr4" draw:text-style-name="P16" draw:layer="layout" svg:width="25.199cm" svg:height="15.705cm" svg:x="1.4cm" svg:y="4.214cm" presentation:class="subtitle" presentation:user-transformed="true">
          <draw:text-box>
            <text:list text:style-name="L1">
              <text:list-item>
                <text:p text:style-name="P5"><text:span text:style-name="T40">Example function object or </text:span><text:span text:style-name="T41">functor</text:span><text:span text:style-name="T40"> for use with previous example (overloads the () operator, has state, acts like an object and function) <text:s/></text:span></text:p>
              </text:list-item>
            </text:list>
            <text:p text:style-name="P5"><text:span text:style-name="T42"/></text:p>
            <text:p text:style-name="P5"><text:span text:style-name="T42">///a simple classifier for two pixelBlobs, something like cosine similarity</text:span></text:p>
            <text:p text:style-name="P5"><text:span text:style-name="T42">class f1{</text:span></text:p>
            <text:p text:style-name="P5"><text:span text:style-name="T42"/></text:p>
            <text:p text:style-name="P5"><text:span text:style-name="T42"><text:tab/></text:span><text:span text:style-name="T42">public : </text:span></text:p>
            <text:p text:style-name="P5"><text:span text:style-name="T42"/></text:p>
            <text:p text:style-name="P5"><text:span text:style-name="T42"><text:tab/></text:span><text:span text:style-name="T42"><text:tab/></text:span><text:span text:style-name="T42">bool operator()(pixelBlob <text:s/>&amp;inputA, pixelBlob &amp;inputB) const {</text:span></text:p>
            <text:p text:style-name="P5"><text:span text:style-name="T42"/></text:p>
            <text:p text:style-name="P5"><text:span text:style-name="T42"><text:tab/></text:span><text:span text:style-name="T42"><text:tab/></text:span><text:span text:style-name="T42"><text:tab/></text:span><text:span text:style-name="T42">float den = sqrt((float) (inputB._xmin*inputB._xmin + inputB._xmax*inputB._xmax)); </text:span></text:p>
            <text:p text:style-name="P5"><text:span text:style-name="T42"><text:tab/></text:span><text:span text:style-name="T42"><text:tab/></text:span><text:span text:style-name="T42"><text:tab/></text:span><text:span text:style-name="T42">den *= sqrt((float) (inputA._xmin*inputA._xmin + inputA._xmax*inputA._xmax)); </text:span></text:p>
            <text:p text:style-name="P5"><text:span text:style-name="T42"><text:tab/></text:span><text:span text:style-name="T42"><text:tab/></text:span><text:span text:style-name="T42"><text:tab/></text:span><text:span text:style-name="T42">float ret = (float) (inputA._xmin * inputB._xmin + inputA._xmax * inputB._xmax); </text:span></text:p>
            <text:p text:style-name="P5"><text:span text:style-name="T42"><text:tab/></text:span><text:span text:style-name="T42"><text:tab/></text:span><text:span text:style-name="T42"><text:tab/></text:span><text:span text:style-name="T42">ret /= den;</text:span></text:p>
            <text:p text:style-name="P5"><text:span text:style-name="T42"><text:tab/></text:span><text:span text:style-name="T42"><text:tab/></text:span><text:span text:style-name="T42"><text:tab/></text:span><text:span text:style-name="T42">bool ret2 = ((ret &gt; __F1LB) &amp;&amp; (ret &lt; __F1UB)) ? true : false;</text:span></text:p>
            <text:p text:style-name="P5"><text:span text:style-name="T42"/></text:p>
            <text:p text:style-name="P5"><text:span text:style-name="T42"><text:tab/></text:span><text:span text:style-name="T42"><text:tab/></text:span><text:span text:style-name="T42"><text:tab/></text:span><text:span text:style-name="T42">return ret2;</text:span></text:p>
            <text:p text:style-name="P5"><text:span text:style-name="T42"><text:tab/></text:span><text:span text:style-name="T42"><text:tab/></text:span><text:span text:style-name="T42">}</text:span></text:p>
            <text:p text:style-name="P5"><text:span text:style-name="T42"><text:tab/></text:span><text:span text:style-name="T42">}; </text:span></text:p>
            <text:p text:style-name="P5"><text:span text:style-name="T42">}</text:span></text:p>
            <text:p text:style-name="P5"><text:span text:style-name="T42"/></text:p>
            <text:list text:continue-numbering="true" text:style-name="L1">
              <text:list-item>
                <text:p text:style-name="P5"><text:span text:style-name="T40">When implementing this, two simple lines contain all this functionality and flexibility under the hood (* although templates can make compilation time </text:span><text:span text:style-name="T43">long</text:span><text:span text:style-name="T40">):</text:span></text:p>
              </text:list-item>
            </text:list>
            <text:p text:style-name="P5"><text:span text:style-name="T40"/></text:p>
            <text:p text:style-name="P5"><text:span text:style-name="T44">f2 classifier;</text:span></text:p>
            <text:p text:style-name="P5"><text:span text:style-name="T44">ocrObjects&lt;f2&gt; ocrBlobs(ccl,f2());</text:span></text:p>
            <text:p text:style-name="P5"><text:span text:style-name="T40"/></text:p>
          </draw:text-box>
        </draw:frame>
        <draw:frame draw:style-name="gr1" draw:text-style-name="P2" draw:layer="layout" svg:width="5.455cm" svg:height="0.971cm" svg:x="22.362cm" svg:y="19.687cm">
          <draw:text-box>
            <text:p><text:span text:style-name="T4">wjb19@psu.edu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frame presentation:style-name="pr1" draw:text-style-name="P4" draw:layer="layout" svg:width="25.199cm" svg:height="3.506cm" svg:x="1.4cm" svg:y="0.837cm" presentation:class="title">
          <draw:text-box>
            <text:p><text:span text:style-name="T1">Smart Pointers</text:span></text:p>
          </draw:text-box>
        </draw:frame>
        <draw:frame presentation:style-name="pr4" draw:text-style-name="P16" draw:layer="layout" svg:width="25.199cm" svg:height="13.859cm" svg:x="1.4cm" svg:y="4.214cm" presentation:class="subtitle" presentation:user-transformed="true">
          <draw:text-box>
            <text:list text:style-name="L1">
              <text:list-item>
                <text:p text:style-name="P5"><text:span text:style-name="T45">A major source of headache in HPC applications is in the form of segmentation faults and memory leaks, related to the heap (although not uncommon to exceed the stack)</text:span></text:p>
              </text:list-item>
            </text:list>
            <text:p text:style-name="P5"><text:span text:style-name="T44"/></text:p>
            <text:list text:continue-numbering="true" text:style-name="L1">
              <text:list-item>
                <text:p text:style-name="P5"><text:span text:style-name="T40">Drawback of managing the heap explicitly is the use and need to monitor pointers; very easy to do double free/no free etc</text:span></text:p>
              </text:list-item>
            </text:list>
            <text:p text:style-name="P5"><text:span text:style-name="T40"/></text:p>
            <text:list text:continue-numbering="true" text:style-name="L1">
              <text:list-item>
                <text:p text:style-name="P5"><text:span text:style-name="T40">Smart pointers take care of resource allocation and destruction for you, they are objects themselves <text:s/></text:span></text:p>
              </text:list-item>
            </text:list>
            <text:p text:style-name="P5"><text:span text:style-name="T40"/></text:p>
            <text:list text:continue-numbering="true" text:style-name="L1">
              <text:list-item>
                <text:p text:style-name="P5"><text:span text:style-name="T40">Can also be used to track and maintain objects shared by more than one owner</text:span></text:p>
              </text:list-item>
            </text:list>
            <text:p text:style-name="P5"><text:span text:style-name="T40"/></text:p>
            <text:list text:continue-numbering="true" text:style-name="L1">
              <text:list-item>
                <text:p text:style-name="P5"><text:span text:style-name="T40">There are several smart pointers in boost, some have been incorporated into C++11, we'll just focus on these four :</text:span></text:p>
              </text:list-item>
            </text:list>
          </draw:text-box>
        </draw:frame>
        <draw:frame draw:style-name="gr1" draw:text-style-name="P2" draw:layer="layout" svg:width="5.455cm" svg:height="0.971cm" svg:x="22.362cm" svg:y="19.687cm">
          <draw:text-box>
            <text:p><text:span text:style-name="T4">wjb19@psu.edu</text:span></text:p>
          </draw:text-box>
        </draw:frame>
        <draw:frame draw:style-name="standard" draw:layer="layout" svg:width="18.199cm" svg:height="4.719cm" svg:x="5.714cm" svg:y="15.692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7"><text:span text:style-name="T46">name</text:span></text:p>
              </table:table-cell>
              <table:table-cell>
                <text:p text:style-name="P17"><text:span text:style-name="T46">header</text:span></text:p>
              </table:table-cell>
            </table:table-row>
            <table:table-row table:style-name="ro1">
              <table:table-cell table:style-name="ce2">
                <text:p text:style-name="P5">scoped_ptr</text:p>
              </table:table-cell>
              <table:table-cell table:style-name="ce3">
                <text:p text:style-name="P5">boost/scoped_ptr.hpp</text:p>
              </table:table-cell>
            </table:table-row>
            <table:table-row table:style-name="ro1" table:default-cell-style-name="ce4">
              <table:table-cell>
                <text:p text:style-name="P18">scoped_array</text:p>
              </table:table-cell>
              <table:table-cell>
                <text:p text:style-name="P18">boost/scoped_array.hpp</text:p>
              </table:table-cell>
            </table:table-row>
            <table:table-row table:style-name="ro1" table:default-cell-style-name="ce4">
              <table:table-cell>
                <text:p text:style-name="P18">shared_ptr</text:p>
              </table:table-cell>
              <table:table-cell>
                <text:p text:style-name="P18">boost/shared_ptr.hpp</text:p>
              </table:table-cell>
            </table:table-row>
            <table:table-row table:style-name="ro1" table:default-cell-style-name="ce4">
              <table:table-cell>
                <text:p text:style-name="P18">shared_array</text:p>
              </table:table-cell>
              <table:table-cell>
                <text:p text:style-name="P18">boost/shared_array.hpp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frame presentation:style-name="pr1" draw:text-style-name="P4" draw:layer="layout" svg:width="25.199cm" svg:height="3.506cm" svg:x="1.4cm" svg:y="0.837cm" presentation:class="title">
          <draw:text-box>
            <text:p><text:span text:style-name="T1">scoped_ptr &amp; scoped_array</text:span></text:p>
          </draw:text-box>
        </draw:frame>
        <draw:frame presentation:style-name="pr4" draw:text-style-name="P16" draw:layer="layout" svg:width="25.199cm" svg:height="17.89cm" svg:x="1.4cm" svg:y="3.614cm" presentation:class="subtitle" presentation:user-transformed="true">
          <draw:text-box>
            <text:list text:style-name="L1">
              <text:list-item>
                <text:p text:style-name="P5"><text:span text:style-name="T40">This smart pointer stores a pointer to an object T and is guaranteed to be deleted when the object goes out of scope* </text:span></text:p>
              </text:list-item>
            </text:list>
            <text:p text:style-name="P5"><text:span text:style-name="T45"/></text:p>
            <text:list text:continue-numbering="true" text:style-name="L1">
              <text:list-item>
                <text:p text:style-name="P5"><text:span text:style-name="T47">scoped_ptr</text:span><text:span text:style-name="T45"> cannot be used with Standard Templates Library (STL) containers, or dynamically allocated arrays; must use </text:span><text:span text:style-name="T47">shared_ptr</text:span><text:span text:style-name="T45"> and </text:span><text:span text:style-name="T47">scoped_array</text:span><text:span text:style-name="T45"> respectively</text:span></text:p>
              </text:list-item>
            </text:list>
            <text:p text:style-name="P5"><text:span text:style-name="T45"/></text:p>
            <text:p text:style-name="P5"><text:span text:style-name="T48">#include &lt;boost/scoped_ptr.hpp&gt;</text:span></text:p>
            <text:p text:style-name="P5"><text:span text:style-name="T48">#include &lt;iostream&gt;</text:span></text:p>
            <text:p text:style-name="P5"><text:span text:style-name="T48">class classA {</text:span></text:p>
            <text:p text:style-name="P5"><text:span text:style-name="T48"><text:s text:c="8"/></text:span><text:span text:style-name="T48">public:</text:span></text:p>
            <text:p text:style-name="P5"><text:span text:style-name="T48"><text:s text:c="16"/></text:span><text:span text:style-name="T48">classA() { std::cout &lt;&lt; "classA constr\n";};</text:span></text:p>
            <text:p text:style-name="P5"><text:span text:style-name="T48"><text:s text:c="16"/></text:span><text:span text:style-name="T48">~classA() { std::cout &lt;&lt; "classA destr\n"; }</text:span></text:p>
            <text:p text:style-name="P5"><text:span text:style-name="T48">};</text:span></text:p>
            <text:p text:style-name="P5"><text:span text:style-name="T48">class classB {</text:span></text:p>
            <text:p text:style-name="P5"><text:span text:style-name="T48"><text:s text:c="8"/></text:span><text:span text:style-name="T48">public:</text:span></text:p>
            <text:p text:style-name="P5"><text:span text:style-name="T48"><text:s text:c="16"/></text:span><text:span text:style-name="T48">classB() { std::cout &lt;&lt; "classB constr\n";};</text:span></text:p>
            <text:p text:style-name="P5"><text:span text:style-name="T48"><text:s text:c="16"/></text:span><text:span text:style-name="T48">~classB() { std::cout &lt;&lt; "classB destr\n";};</text:span></text:p>
            <text:p text:style-name="P5"><text:span text:style-name="T48">};</text:span></text:p>
            <text:p text:style-name="P5"><text:span text:style-name="T48">int main()</text:span></text:p>
            <text:p text:style-name="P5"><text:span text:style-name="T48">{</text:span></text:p>
            <text:p text:style-name="P5"><text:span text:style-name="T48"><text:s text:c="8"/></text:span><text:span text:style-name="T48">boost::scoped_ptr&lt;classA&gt; x(new classA);</text:span></text:p>
            <text:p text:style-name="P5"><text:span text:style-name="T48"><text:s text:c="8"/></text:span><text:span text:style-name="T48">{</text:span></text:p>
            <text:p text:style-name="P5"><text:span text:style-name="T48"><text:s text:c="16"/></text:span><text:span text:style-name="T48">boost::scoped_ptr&lt;classB&gt; y(new classB);</text:span></text:p>
            <text:p text:style-name="P5"><text:span text:style-name="T48"><text:s text:c="8"/></text:span><text:span text:style-name="T48">}</text:span></text:p>
            <text:p text:style-name="P5"><text:span text:style-name="T48"/></text:p>
            <text:p text:style-name="P5"><text:span text:style-name="T48">}</text:span></text:p>
            <text:p text:style-name="P5"><text:span text:style-name="T45"/></text:p>
          </draw:text-box>
        </draw:frame>
        <draw:frame draw:style-name="gr1" draw:text-style-name="P2" draw:layer="layout" svg:width="5.455cm" svg:height="0.971cm" svg:x="22.362cm" svg:y="19.687cm">
          <draw:text-box>
            <text:p><text:span text:style-name="T4">wjb19@psu.edu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frame presentation:style-name="pr1" draw:text-style-name="P4" draw:layer="layout" svg:width="25.199cm" svg:height="3.506cm" svg:x="1.4cm" svg:y="0.837cm" presentation:class="title">
          <draw:text-box>
            <text:p><text:span text:style-name="T1">scoped_ptr &amp; scoped_array</text:span></text:p>
          </draw:text-box>
        </draw:frame>
        <draw:frame presentation:style-name="pr4" draw:text-style-name="P16" draw:layer="layout" svg:width="25.199cm" svg:height="13.859cm" svg:x="1.4cm" svg:y="4.014cm" presentation:class="subtitle" presentation:user-transformed="true">
          <draw:text-box>
            <text:list text:style-name="L1">
              <text:list-item>
                <text:p text:style-name="P5"><text:span text:style-name="T49">Objects cleaned up for you, *unless your object has exceptions in destructor in which case behavior is undefined</text:span></text:p>
              </text:list-item>
            </text:list>
            <text:p text:style-name="P5"><text:span text:style-name="T48"/></text:p>
            <text:p text:style-name="P5"><text:span text:style-name="T50">bill@bill-HP-Z210-Workstation:~$ g++ scoped_ptr_ex.cpp </text:span></text:p>
            <text:p text:style-name="P5"><text:span text:style-name="T50">bill@bill-HP-Z210-Workstation:~$ ./a.out </text:span></text:p>
            <text:p text:style-name="P5"><text:span text:style-name="T50">classA constr</text:span></text:p>
            <text:p text:style-name="P5"><text:span text:style-name="T50">classB constr</text:span></text:p>
            <text:p text:style-name="P5"><text:span text:style-name="T50">classB destr</text:span></text:p>
            <text:p text:style-name="P5"><text:span text:style-name="T50">classA destr</text:span></text:p>
            <text:p text:style-name="P5"><text:span text:style-name="T48"/></text:p>
            <text:list text:continue-numbering="true" text:style-name="L1">
              <text:list-item>
                <text:p text:style-name="P5"><text:span text:style-name="T47">scoped_array</text:span><text:span text:style-name="T45"> is similar but for arrays; added benefit of </text:span><text:span text:style-name="T47">operator[] :</text:span></text:p>
              </text:list-item>
            </text:list>
            <text:p text:style-name="P5"><text:span text:style-name="T48"/></text:p>
            <text:p text:style-name="P5"><text:span text:style-name="T47"/></text:p>
          </draw:text-box>
        </draw:frame>
        <draw:frame draw:style-name="gr1" draw:text-style-name="P2" draw:layer="layout" svg:width="5.455cm" svg:height="0.971cm" svg:x="22.362cm" svg:y="19.687cm">
          <draw:text-box>
            <text:p><text:span text:style-name="T4">wjb19@psu.edu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frame presentation:style-name="pr1" draw:text-style-name="P4" draw:layer="layout" svg:width="25.199cm" svg:height="3.506cm" svg:x="1.4cm" svg:y="0.837cm" presentation:class="title">
          <draw:text-box>
            <text:p><text:span text:style-name="T1">scoped_ptr &amp; scoped_array</text:span></text:p>
          </draw:text-box>
        </draw:frame>
        <draw:frame presentation:style-name="pr4" draw:text-style-name="P16" draw:layer="layout" svg:width="25.199cm" svg:height="14.546cm" svg:x="1.4cm" svg:y="4.014cm" presentation:class="subtitle" presentation:user-transformed="true">
          <draw:text-box>
            <text:p text:style-name="P5"><text:span text:style-name="T51">#include &lt;boost/scoped_array.hpp&gt;</text:span></text:p>
            <text:p text:style-name="P5"><text:span text:style-name="T51">#include &lt;iostream&gt;</text:span></text:p>
            <text:p text:style-name="P5"><text:span text:style-name="T51">class classA {</text:span></text:p>
            <text:p text:style-name="P5"><text:span text:style-name="T51"><text:s text:c="8"/></text:span><text:span text:style-name="T51">private:</text:span></text:p>
            <text:p text:style-name="P5"><text:span text:style-name="T51"><text:s text:c="16"/></text:span><text:span text:style-name="T51">int i;</text:span></text:p>
            <text:p text:style-name="P5"><text:span text:style-name="T51"/></text:p>
            <text:p text:style-name="P5"><text:span text:style-name="T51"><text:s text:c="8"/></text:span><text:span text:style-name="T51">public:</text:span></text:p>
            <text:p text:style-name="P5"><text:span text:style-name="T51"><text:s text:c="16"/></text:span><text:span text:style-name="T51">classA() : i(0) { std::cout &lt;&lt; "classA constr\n";}</text:span></text:p>
            <text:p text:style-name="P5"><text:span text:style-name="T51"><text:s text:c="16"/></text:span><text:span text:style-name="T51">~classA() { std::cout &lt;&lt; "classA destr\n"; }</text:span></text:p>
            <text:p text:style-name="P5"><text:span text:style-name="T51"><text:s text:c="16"/></text:span><text:span text:style-name="T51">void msg(){ i++; std::cout &lt;&lt; "accessed classA " &lt;&lt; i &lt;&lt; " times\n";}</text:span></text:p>
            <text:p text:style-name="P5"><text:span text:style-name="T51">};</text:span></text:p>
            <text:p text:style-name="P5"><text:span text:style-name="T51"/></text:p>
            <text:p text:style-name="P5"><text:span text:style-name="T51">int main()</text:span></text:p>
            <text:p text:style-name="P5"><text:span text:style-name="T51">{</text:span></text:p>
            <text:p text:style-name="P5"><text:span text:style-name="T51"><text:s text:c="8"/></text:span><text:span text:style-name="T51">boost::scoped_array&lt;classA&gt; x (new classA[2]);</text:span></text:p>
            <text:p text:style-name="P5"><text:span text:style-name="T51"><text:s text:c="8"/></text:span><text:span text:style-name="T51">boost::scoped_array&lt;classA&gt; y (new classA[1]);</text:span></text:p>
            <text:p text:style-name="P5"><text:span text:style-name="T51"/></text:p>
            <text:p text:style-name="P5"><text:span text:style-name="T51"><text:s text:c="8"/></text:span><text:span text:style-name="T51">x[1].msg();</text:span></text:p>
            <text:p text:style-name="P5"><text:span text:style-name="T51"><text:s text:c="8"/></text:span><text:span text:style-name="T51">x[1].msg();</text:span></text:p>
            <text:p text:style-name="P5"><text:span text:style-name="T51"><text:s text:c="8"/></text:span><text:span text:style-name="T51">x.swap(y);</text:span></text:p>
            <text:p text:style-name="P5"><text:span text:style-name="T51"><text:s text:c="8"/></text:span><text:span text:style-name="T51">x[1].msg();</text:span></text:p>
            <text:p text:style-name="P5"><text:span text:style-name="T51"/></text:p>
            <text:p text:style-name="P5"><text:span text:style-name="T51">}</text:span></text:p>
            <text:p text:style-name="P5"><text:span text:style-name="T48"/></text:p>
            <text:p text:style-name="P5"><text:span text:style-name="T47"/></text:p>
          </draw:text-box>
        </draw:frame>
        <draw:frame draw:style-name="gr1" draw:text-style-name="P2" draw:layer="layout" svg:width="5.455cm" svg:height="0.971cm" svg:x="22.362cm" svg:y="19.687cm">
          <draw:text-box>
            <text:p><text:span text:style-name="T4">wjb19@psu.edu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Empty" xlink:href="Pictures/100000000000000800000008DD0ADA29.png" xlink:type="simple" xlink:show="embed" xlink:actuate="onLoad"/>
    <draw:marker draw:name="Arrow" svg:viewBox="0 0 20 30" svg:d="m10 0-10 30h20z"/>
    <draw:stroke-dash draw:name="Fine_20_Dotted" draw:display-name="Fine Dotted" draw:style="rect" draw:dots1="1" draw:distance="0.457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WenQuanYi Micro Hei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bill </meta:initial-creator>
    <meta:creation-date>2012-03-31T20:08:29</meta:creation-date>
    <meta:editing-duration>P5DT22H26M50S</meta:editing-duration>
    <meta:editing-cycles>303</meta:editing-cycles>
    <dc:date>2012-11-05T16:14:07</dc:date>
    <meta:generator>LibreOffice/3.5$Linux_X86_64 LibreOffice_project/350m1$Build-2</meta:generator>
    <meta:document-statistic meta:object-count="197"/>
  </office:meta>
</office:document-meta>
</file>